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6676" calcext:value-type="float">
            <text:p>6,68E-03</text:p>
          </table:table-cell>
          <table:table-cell table:style-name="ce1" office:value-type="float" office:value="0.006635" calcext:value-type="float">
            <text:p>6,64E-03</text:p>
          </table:table-cell>
          <table:table-cell table:style-name="ce1" office:value-type="float" office:value="0.00621" calcext:value-type="float">
            <text:p>6,21E-03</text:p>
          </table:table-cell>
          <table:table-cell table:style-name="ce1" office:value-type="float" office:value="0.006315" calcext:value-type="float">
            <text:p>6,32E-03</text:p>
          </table:table-cell>
          <table:table-cell table:style-name="ce1" office:value-type="float" office:value="0.006475" calcext:value-type="float">
            <text:p>6,48E-03</text:p>
          </table:table-cell>
          <table:table-cell table:style-name="ce1" office:value-type="float" office:value="0.006317" calcext:value-type="float">
            <text:p>6,32E-03</text:p>
          </table:table-cell>
          <table:table-cell table:style-name="ce1" office:value-type="float" office:value="0.006263" calcext:value-type="float">
            <text:p>6,26E-03</text:p>
          </table:table-cell>
          <table:table-cell table:style-name="ce1" office:value-type="float" office:value="0.006374" calcext:value-type="float">
            <text:p>6,37E-03</text:p>
          </table:table-cell>
          <table:table-cell table:style-name="ce1" office:value-type="float" office:value="0.0061" calcext:value-type="float">
            <text:p>6,10E-03</text:p>
          </table:table-cell>
          <table:table-cell table:style-name="ce1" office:value-type="float" office:value="0.005863" calcext:value-type="float">
            <text:p>5,86E-03</text:p>
          </table:table-cell>
          <table:table-cell table:formula="of:=AVERAGE([.B2:.K2])" office:value-type="float" office:value="0.0063228" calcext:value-type="float">
            <text:p>6,32E-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0079" calcext:value-type="float">
            <text:p>0,020079</text:p>
          </table:table-cell>
          <table:table-cell office:value-type="float" office:value="0.01987" calcext:value-type="float">
            <text:p>0,01987</text:p>
          </table:table-cell>
          <table:table-cell office:value-type="float" office:value="0.021858" calcext:value-type="float">
            <text:p>0,021858</text:p>
          </table:table-cell>
          <table:table-cell office:value-type="float" office:value="0.018009" calcext:value-type="float">
            <text:p>0,018009</text:p>
          </table:table-cell>
          <table:table-cell office:value-type="float" office:value="0.021001" calcext:value-type="float">
            <text:p>0,021001</text:p>
          </table:table-cell>
          <table:table-cell office:value-type="float" office:value="0.017779" calcext:value-type="float">
            <text:p>0,017779</text:p>
          </table:table-cell>
          <table:table-cell office:value-type="float" office:value="0.01676" calcext:value-type="float">
            <text:p>0,01676</text:p>
          </table:table-cell>
          <table:table-cell office:value-type="float" office:value="0.016121" calcext:value-type="float">
            <text:p>0,016121</text:p>
          </table:table-cell>
          <table:table-cell office:value-type="float" office:value="0.016555" calcext:value-type="float">
            <text:p>0,016555</text:p>
          </table:table-cell>
          <table:table-cell office:value-type="float" office:value="0.016532" calcext:value-type="float">
            <text:p>0,016532</text:p>
          </table:table-cell>
          <table:table-cell table:formula="of:=AVERAGE([.B3:.K3])" office:value-type="float" office:value="0.0184564" calcext:value-type="float">
            <text:p>1,85E-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1146" calcext:value-type="float">
            <text:p>0,041146</text:p>
          </table:table-cell>
          <table:table-cell office:value-type="float" office:value="0.038767" calcext:value-type="float">
            <text:p>0,038767</text:p>
          </table:table-cell>
          <table:table-cell office:value-type="float" office:value="0.047868" calcext:value-type="float">
            <text:p>0,047868</text:p>
          </table:table-cell>
          <table:table-cell office:value-type="float" office:value="0.041615" calcext:value-type="float">
            <text:p>0,041615</text:p>
          </table:table-cell>
          <table:table-cell office:value-type="float" office:value="0.038298" calcext:value-type="float">
            <text:p>0,038298</text:p>
          </table:table-cell>
          <table:table-cell office:value-type="float" office:value="0.038847" calcext:value-type="float">
            <text:p>0,038847</text:p>
          </table:table-cell>
          <table:table-cell office:value-type="float" office:value="0.038197" calcext:value-type="float">
            <text:p>0,038197</text:p>
          </table:table-cell>
          <table:table-cell office:value-type="float" office:value="0.03822" calcext:value-type="float">
            <text:p>0,03822</text:p>
          </table:table-cell>
          <table:table-cell office:value-type="float" office:value="0.040263" calcext:value-type="float">
            <text:p>0,040263</text:p>
          </table:table-cell>
          <table:table-cell office:value-type="float" office:value="0.038885" calcext:value-type="float">
            <text:p>0,038885</text:p>
          </table:table-cell>
          <table:table-cell table:formula="of:=AVERAGE([.B4:.K4])" office:value-type="float" office:value="0.0402106" calcext:value-type="float">
            <text:p>4,02E-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866" calcext:value-type="float">
            <text:p>0,07866</text:p>
          </table:table-cell>
          <table:table-cell office:value-type="float" office:value="0.080614" calcext:value-type="float">
            <text:p>0,080614</text:p>
          </table:table-cell>
          <table:table-cell office:value-type="float" office:value="0.082217" calcext:value-type="float">
            <text:p>0,082217</text:p>
          </table:table-cell>
          <table:table-cell office:value-type="float" office:value="0.074516" calcext:value-type="float">
            <text:p>0,074516</text:p>
          </table:table-cell>
          <table:table-cell office:value-type="float" office:value="0.075104" calcext:value-type="float">
            <text:p>0,075104</text:p>
          </table:table-cell>
          <table:table-cell office:value-type="float" office:value="0.074704" calcext:value-type="float">
            <text:p>0,074704</text:p>
          </table:table-cell>
          <table:table-cell office:value-type="float" office:value="0.076367" calcext:value-type="float">
            <text:p>0,076367</text:p>
          </table:table-cell>
          <table:table-cell office:value-type="float" office:value="0.07471" calcext:value-type="float">
            <text:p>0,07471</text:p>
          </table:table-cell>
          <table:table-cell office:value-type="float" office:value="0.075029" calcext:value-type="float">
            <text:p>0,075029</text:p>
          </table:table-cell>
          <table:table-cell office:value-type="float" office:value="0.076532" calcext:value-type="float">
            <text:p>0,076532</text:p>
          </table:table-cell>
          <table:table-cell table:formula="of:=AVERAGE([.B5:.K5])" office:value-type="float" office:value="0.0768453" calcext:value-type="float">
            <text:p>7,68E-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38251" calcext:value-type="float">
            <text:p>0,138251</text:p>
          </table:table-cell>
          <table:table-cell office:value-type="float" office:value="0.130146" calcext:value-type="float">
            <text:p>0,130146</text:p>
          </table:table-cell>
          <table:table-cell office:value-type="float" office:value="0.134742" calcext:value-type="float">
            <text:p>0,134742</text:p>
          </table:table-cell>
          <table:table-cell office:value-type="float" office:value="0.133768" calcext:value-type="float">
            <text:p>0,133768</text:p>
          </table:table-cell>
          <table:table-cell office:value-type="float" office:value="0.129135" calcext:value-type="float">
            <text:p>0,129135</text:p>
          </table:table-cell>
          <table:table-cell office:value-type="float" office:value="0.128971" calcext:value-type="float">
            <text:p>0,128971</text:p>
          </table:table-cell>
          <table:table-cell office:value-type="float" office:value="0.130565" calcext:value-type="float">
            <text:p>0,130565</text:p>
          </table:table-cell>
          <table:table-cell office:value-type="float" office:value="0.131961" calcext:value-type="float">
            <text:p>0,131961</text:p>
          </table:table-cell>
          <table:table-cell office:value-type="float" office:value="0.12925" calcext:value-type="float">
            <text:p>0,12925</text:p>
          </table:table-cell>
          <table:table-cell office:value-type="float" office:value="0.129074" calcext:value-type="float">
            <text:p>0,129074</text:p>
          </table:table-cell>
          <table:table-cell table:formula="of:=AVERAGE([.B6:.K6])" office:value-type="float" office:value="0.1315863" calcext:value-type="float">
            <text:p>1,32E-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32256" calcext:value-type="float">
            <text:p>0,232256</text:p>
          </table:table-cell>
          <table:table-cell office:value-type="float" office:value="0.215943" calcext:value-type="float">
            <text:p>0,215943</text:p>
          </table:table-cell>
          <table:table-cell office:value-type="float" office:value="0.209005" calcext:value-type="float">
            <text:p>0,209005</text:p>
          </table:table-cell>
          <table:table-cell office:value-type="float" office:value="0.207145" calcext:value-type="float">
            <text:p>0,207145</text:p>
          </table:table-cell>
          <table:table-cell office:value-type="float" office:value="0.204514" calcext:value-type="float">
            <text:p>0,204514</text:p>
          </table:table-cell>
          <table:table-cell office:value-type="float" office:value="0.207979" calcext:value-type="float">
            <text:p>0,207979</text:p>
          </table:table-cell>
          <table:table-cell office:value-type="float" office:value="0.206433" calcext:value-type="float">
            <text:p>0,206433</text:p>
          </table:table-cell>
          <table:table-cell office:value-type="float" office:value="0.207783" calcext:value-type="float">
            <text:p>0,207783</text:p>
          </table:table-cell>
          <table:table-cell office:value-type="float" office:value="0.204535" calcext:value-type="float">
            <text:p>0,204535</text:p>
          </table:table-cell>
          <table:table-cell office:value-type="float" office:value="0.207349" calcext:value-type="float">
            <text:p>0,207349</text:p>
          </table:table-cell>
          <table:table-cell table:formula="of:=AVERAGE([.B7:.K7])" office:value-type="float" office:value="0.2102942" calcext:value-type="float">
            <text:p>2,10E-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0162" calcext:value-type="float">
            <text:p>0,320162</text:p>
          </table:table-cell>
          <table:table-cell office:value-type="float" office:value="0.312471" calcext:value-type="float">
            <text:p>0,312471</text:p>
          </table:table-cell>
          <table:table-cell office:value-type="float" office:value="0.305164" calcext:value-type="float">
            <text:p>0,305164</text:p>
          </table:table-cell>
          <table:table-cell office:value-type="float" office:value="0.315287" calcext:value-type="float">
            <text:p>0,315287</text:p>
          </table:table-cell>
          <table:table-cell office:value-type="float" office:value="0.309203" calcext:value-type="float">
            <text:p>0,309203</text:p>
          </table:table-cell>
          <table:table-cell office:value-type="float" office:value="0.30797" calcext:value-type="float">
            <text:p>0,30797</text:p>
          </table:table-cell>
          <table:table-cell office:value-type="float" office:value="0.30917" calcext:value-type="float">
            <text:p>0,30917</text:p>
          </table:table-cell>
          <table:table-cell office:value-type="float" office:value="0.306917" calcext:value-type="float">
            <text:p>0,306917</text:p>
          </table:table-cell>
          <table:table-cell office:value-type="float" office:value="0.31712" calcext:value-type="float">
            <text:p>0,31712</text:p>
          </table:table-cell>
          <table:table-cell office:value-type="float" office:value="0.309322" calcext:value-type="float">
            <text:p>0,309322</text:p>
          </table:table-cell>
          <table:table-cell table:formula="of:=AVERAGE([.B8:.K8])" office:value-type="float" office:value="0.3112786" calcext:value-type="float">
            <text:p>3,11E-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465831" calcext:value-type="float">
            <text:p>0,465831</text:p>
          </table:table-cell>
          <table:table-cell office:value-type="float" office:value="0.444957" calcext:value-type="float">
            <text:p>0,444957</text:p>
          </table:table-cell>
          <table:table-cell office:value-type="float" office:value="0.435693" calcext:value-type="float">
            <text:p>0,435693</text:p>
          </table:table-cell>
          <table:table-cell office:value-type="float" office:value="0.438813" calcext:value-type="float">
            <text:p>0,438813</text:p>
          </table:table-cell>
          <table:table-cell office:value-type="float" office:value="0.513221" calcext:value-type="float">
            <text:p>0,513221</text:p>
          </table:table-cell>
          <table:table-cell office:value-type="float" office:value="0.444608" calcext:value-type="float">
            <text:p>0,444608</text:p>
          </table:table-cell>
          <table:table-cell office:value-type="float" office:value="0.44808" calcext:value-type="float">
            <text:p>0,44808</text:p>
          </table:table-cell>
          <table:table-cell office:value-type="float" office:value="0.437243" calcext:value-type="float">
            <text:p>0,437243</text:p>
          </table:table-cell>
          <table:table-cell office:value-type="float" office:value="0.43829" calcext:value-type="float">
            <text:p>0,43829</text:p>
          </table:table-cell>
          <table:table-cell office:value-type="float" office:value="0.436418" calcext:value-type="float">
            <text:p>0,436418</text:p>
          </table:table-cell>
          <table:table-cell table:formula="of:=AVERAGE([.B9:.K9])" office:value-type="float" office:value="0.4503154" calcext:value-type="float">
            <text:p>4,50E-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19557" calcext:value-type="float">
            <text:p>0,619557</text:p>
          </table:table-cell>
          <table:table-cell office:value-type="float" office:value="0.598259" calcext:value-type="float">
            <text:p>0,598259</text:p>
          </table:table-cell>
          <table:table-cell office:value-type="float" office:value="0.598138" calcext:value-type="float">
            <text:p>0,598138</text:p>
          </table:table-cell>
          <table:table-cell office:value-type="float" office:value="0.598968" calcext:value-type="float">
            <text:p>0,598968</text:p>
          </table:table-cell>
          <table:table-cell office:value-type="float" office:value="0.597282" calcext:value-type="float">
            <text:p>0,597282</text:p>
          </table:table-cell>
          <table:table-cell office:value-type="float" office:value="0.597404" calcext:value-type="float">
            <text:p>0,597404</text:p>
          </table:table-cell>
          <table:table-cell office:value-type="float" office:value="0.597792" calcext:value-type="float">
            <text:p>0,597792</text:p>
          </table:table-cell>
          <table:table-cell office:value-type="float" office:value="0.596719" calcext:value-type="float">
            <text:p>0,596719</text:p>
          </table:table-cell>
          <table:table-cell office:value-type="float" office:value="0.59622" calcext:value-type="float">
            <text:p>0,59622</text:p>
          </table:table-cell>
          <table:table-cell office:value-type="float" office:value="0.5985" calcext:value-type="float">
            <text:p>0,5985</text:p>
          </table:table-cell>
          <table:table-cell table:formula="of:=AVERAGE([.B10:.K10])" office:value-type="float" office:value="0.5998839" calcext:value-type="float">
            <text:p>6,00E-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827683" calcext:value-type="float">
            <text:p>0,827683</text:p>
          </table:table-cell>
          <table:table-cell office:value-type="float" office:value="0.799632" calcext:value-type="float">
            <text:p>0,799632</text:p>
          </table:table-cell>
          <table:table-cell office:value-type="float" office:value="0.797818" calcext:value-type="float">
            <text:p>0,797818</text:p>
          </table:table-cell>
          <table:table-cell office:value-type="float" office:value="0.795823" calcext:value-type="float">
            <text:p>0,795823</text:p>
          </table:table-cell>
          <table:table-cell office:value-type="float" office:value="0.796885" calcext:value-type="float">
            <text:p>0,796885</text:p>
          </table:table-cell>
          <table:table-cell office:value-type="float" office:value="0.794131" calcext:value-type="float">
            <text:p>0,794131</text:p>
          </table:table-cell>
          <table:table-cell office:value-type="float" office:value="0.79626" calcext:value-type="float">
            <text:p>0,79626</text:p>
          </table:table-cell>
          <table:table-cell office:value-type="float" office:value="0.79495" calcext:value-type="float">
            <text:p>0,79495</text:p>
          </table:table-cell>
          <table:table-cell office:value-type="float" office:value="0.795917" calcext:value-type="float">
            <text:p>0,795917</text:p>
          </table:table-cell>
          <table:table-cell office:value-type="float" office:value="0.795797" calcext:value-type="float">
            <text:p>0,795797</text:p>
          </table:table-cell>
          <table:table-cell table:formula="of:=AVERAGE([.B11:.K11])" office:value-type="float" office:value="0.7994896" calcext:value-type="float">
            <text:p>7,99E-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608" calcext:value-type="float">
            <text:p>1,0608</text:p>
          </table:table-cell>
          <table:table-cell office:value-type="float" office:value="1.0443" calcext:value-type="float">
            <text:p>1,0443</text:p>
          </table:table-cell>
          <table:table-cell office:value-type="float" office:value="1.03224" calcext:value-type="float">
            <text:p>1,03224</text:p>
          </table:table-cell>
          <table:table-cell office:value-type="float" office:value="1.03268" calcext:value-type="float">
            <text:p>1,03268</text:p>
          </table:table-cell>
          <table:table-cell office:value-type="float" office:value="1.03131" calcext:value-type="float">
            <text:p>1,03131</text:p>
          </table:table-cell>
          <table:table-cell office:value-type="float" office:value="1.03217" calcext:value-type="float">
            <text:p>1,03217</text:p>
          </table:table-cell>
          <table:table-cell office:value-type="float" office:value="1.03209" calcext:value-type="float">
            <text:p>1,03209</text:p>
          </table:table-cell>
          <table:table-cell office:value-type="float" office:value="1.03325" calcext:value-type="float">
            <text:p>1,03325</text:p>
          </table:table-cell>
          <table:table-cell office:value-type="float" office:value="1.03084" calcext:value-type="float">
            <text:p>1,03084</text:p>
          </table:table-cell>
          <table:table-cell office:value-type="float" office:value="1.03463" calcext:value-type="float">
            <text:p>1,03463</text:p>
          </table:table-cell>
          <table:table-cell table:formula="of:=AVERAGE([.B12:.K12])" office:value-type="float" office:value="1.036431" calcext:value-type="float">
            <text:p>1,04E+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34958" calcext:value-type="float">
            <text:p>1,34958</text:p>
          </table:table-cell>
          <table:table-cell office:value-type="float" office:value="1.31423" calcext:value-type="float">
            <text:p>1,31423</text:p>
          </table:table-cell>
          <table:table-cell office:value-type="float" office:value="1.30863" calcext:value-type="float">
            <text:p>1,30863</text:p>
          </table:table-cell>
          <table:table-cell office:value-type="float" office:value="1.31059" calcext:value-type="float">
            <text:p>1,31059</text:p>
          </table:table-cell>
          <table:table-cell office:value-type="float" office:value="1.31119" calcext:value-type="float">
            <text:p>1,31119</text:p>
          </table:table-cell>
          <table:table-cell office:value-type="float" office:value="1.31989" calcext:value-type="float">
            <text:p>1,31989</text:p>
          </table:table-cell>
          <table:table-cell office:value-type="float" office:value="1.31158" calcext:value-type="float">
            <text:p>1,31158</text:p>
          </table:table-cell>
          <table:table-cell office:value-type="float" office:value="1.30872" calcext:value-type="float">
            <text:p>1,30872</text:p>
          </table:table-cell>
          <table:table-cell office:value-type="float" office:value="1.3179" calcext:value-type="float">
            <text:p>1,3179</text:p>
          </table:table-cell>
          <table:table-cell office:value-type="float" office:value="1.31257" calcext:value-type="float">
            <text:p>1,31257</text:p>
          </table:table-cell>
          <table:table-cell table:formula="of:=AVERAGE([.B13:.K13])" office:value-type="float" office:value="1.316488" calcext:value-type="float">
            <text:p>1,32E+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70334" calcext:value-type="float">
            <text:p>1,70334</text:p>
          </table:table-cell>
          <table:table-cell office:value-type="float" office:value="1.63767" calcext:value-type="float">
            <text:p>1,63767</text:p>
          </table:table-cell>
          <table:table-cell office:value-type="float" office:value="1.64206" calcext:value-type="float">
            <text:p>1,64206</text:p>
          </table:table-cell>
          <table:table-cell office:value-type="float" office:value="1.63851" calcext:value-type="float">
            <text:p>1,63851</text:p>
          </table:table-cell>
          <table:table-cell office:value-type="float" office:value="1.65152" calcext:value-type="float">
            <text:p>1,65152</text:p>
          </table:table-cell>
          <table:table-cell office:value-type="float" office:value="1.63962" calcext:value-type="float">
            <text:p>1,63962</text:p>
          </table:table-cell>
          <table:table-cell office:value-type="float" office:value="1.64847" calcext:value-type="float">
            <text:p>1,64847</text:p>
          </table:table-cell>
          <table:table-cell office:value-type="float" office:value="1.641" calcext:value-type="float">
            <text:p>1,641</text:p>
          </table:table-cell>
          <table:table-cell office:value-type="float" office:value="1.64088" calcext:value-type="float">
            <text:p>1,64088</text:p>
          </table:table-cell>
          <table:table-cell office:value-type="float" office:value="1.64372" calcext:value-type="float">
            <text:p>1,64372</text:p>
          </table:table-cell>
          <table:table-cell table:formula="of:=AVERAGE([.B14:.K14])" office:value-type="float" office:value="1.648679" calcext:value-type="float">
            <text:p>1,65E+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08818" calcext:value-type="float">
            <text:p>2,08818</text:p>
          </table:table-cell>
          <table:table-cell office:value-type="float" office:value="2.02053" calcext:value-type="float">
            <text:p>2,02053</text:p>
          </table:table-cell>
          <table:table-cell office:value-type="float" office:value="2.0192" calcext:value-type="float">
            <text:p>2,0192</text:p>
          </table:table-cell>
          <table:table-cell office:value-type="float" office:value="2.01785" calcext:value-type="float">
            <text:p>2,01785</text:p>
          </table:table-cell>
          <table:table-cell office:value-type="float" office:value="2.0242" calcext:value-type="float">
            <text:p>2,0242</text:p>
          </table:table-cell>
          <table:table-cell office:value-type="float" office:value="2.02816" calcext:value-type="float">
            <text:p>2,02816</text:p>
          </table:table-cell>
          <table:table-cell office:value-type="float" office:value="2.01948" calcext:value-type="float">
            <text:p>2,01948</text:p>
          </table:table-cell>
          <table:table-cell office:value-type="float" office:value="2.01854" calcext:value-type="float">
            <text:p>2,01854</text:p>
          </table:table-cell>
          <table:table-cell office:value-type="float" office:value="2.01593" calcext:value-type="float">
            <text:p>2,01593</text:p>
          </table:table-cell>
          <table:table-cell office:value-type="float" office:value="2.01752" calcext:value-type="float">
            <text:p>2,01752</text:p>
          </table:table-cell>
          <table:table-cell table:formula="of:=AVERAGE([.B15:.K15])" office:value-type="float" office:value="2.026959" calcext:value-type="float">
            <text:p>2,03E+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50107" calcext:value-type="float">
            <text:p>2,50107</text:p>
          </table:table-cell>
          <table:table-cell office:value-type="float" office:value="2.47024" calcext:value-type="float">
            <text:p>2,47024</text:p>
          </table:table-cell>
          <table:table-cell office:value-type="float" office:value="2.45474" calcext:value-type="float">
            <text:p>2,45474</text:p>
          </table:table-cell>
          <table:table-cell office:value-type="float" office:value="2.45419" calcext:value-type="float">
            <text:p>2,45419</text:p>
          </table:table-cell>
          <table:table-cell office:value-type="float" office:value="2.47598" calcext:value-type="float">
            <text:p>2,47598</text:p>
          </table:table-cell>
          <table:table-cell office:value-type="float" office:value="2.46039" calcext:value-type="float">
            <text:p>2,46039</text:p>
          </table:table-cell>
          <table:table-cell office:value-type="float" office:value="2.45443" calcext:value-type="float">
            <text:p>2,45443</text:p>
          </table:table-cell>
          <table:table-cell office:value-type="float" office:value="2.46291" calcext:value-type="float">
            <text:p>2,46291</text:p>
          </table:table-cell>
          <table:table-cell office:value-type="float" office:value="2.45642" calcext:value-type="float">
            <text:p>2,45642</text:p>
          </table:table-cell>
          <table:table-cell office:value-type="float" office:value="2.45411" calcext:value-type="float">
            <text:p>2,45411</text:p>
          </table:table-cell>
          <table:table-cell table:formula="of:=AVERAGE([.B16:.K16])" office:value-type="float" office:value="2.464448" calcext:value-type="float">
            <text:p>2,46E+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01365" calcext:value-type="float">
            <text:p>3,01365</text:p>
          </table:table-cell>
          <table:table-cell office:value-type="float" office:value="2.9455" calcext:value-type="float">
            <text:p>2,9455</text:p>
          </table:table-cell>
          <table:table-cell office:value-type="float" office:value="2.95824" calcext:value-type="float">
            <text:p>2,95824</text:p>
          </table:table-cell>
          <table:table-cell office:value-type="float" office:value="2.95121" calcext:value-type="float">
            <text:p>2,95121</text:p>
          </table:table-cell>
          <table:table-cell office:value-type="float" office:value="2.94299" calcext:value-type="float">
            <text:p>2,94299</text:p>
          </table:table-cell>
          <table:table-cell office:value-type="float" office:value="2.94352" calcext:value-type="float">
            <text:p>2,94352</text:p>
          </table:table-cell>
          <table:table-cell office:value-type="float" office:value="2.95528" calcext:value-type="float">
            <text:p>2,95528</text:p>
          </table:table-cell>
          <table:table-cell office:value-type="float" office:value="2.94585" calcext:value-type="float">
            <text:p>2,94585</text:p>
          </table:table-cell>
          <table:table-cell office:value-type="float" office:value="2.93967" calcext:value-type="float">
            <text:p>2,93967</text:p>
          </table:table-cell>
          <table:table-cell office:value-type="float" office:value="2.94471" calcext:value-type="float">
            <text:p>2,94471</text:p>
          </table:table-cell>
          <table:table-cell table:formula="of:=AVERAGE([.B17:.K17])" office:value-type="float" office:value="2.954062" calcext:value-type="float">
            <text:p>2,95E+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57471" calcext:value-type="float">
            <text:p>3,57471</text:p>
          </table:table-cell>
          <table:table-cell office:value-type="float" office:value="3.50959" calcext:value-type="float">
            <text:p>3,50959</text:p>
          </table:table-cell>
          <table:table-cell office:value-type="float" office:value="3.49792" calcext:value-type="float">
            <text:p>3,49792</text:p>
          </table:table-cell>
          <table:table-cell office:value-type="float" office:value="3.49051" calcext:value-type="float">
            <text:p>3,49051</text:p>
          </table:table-cell>
          <table:table-cell office:value-type="float" office:value="3.50867" calcext:value-type="float">
            <text:p>3,50867</text:p>
          </table:table-cell>
          <table:table-cell office:value-type="float" office:value="3.48896" calcext:value-type="float">
            <text:p>3,48896</text:p>
          </table:table-cell>
          <table:table-cell office:value-type="float" office:value="3.49202" calcext:value-type="float">
            <text:p>3,49202</text:p>
          </table:table-cell>
          <table:table-cell office:value-type="float" office:value="3.49183" calcext:value-type="float">
            <text:p>3,49183</text:p>
          </table:table-cell>
          <table:table-cell office:value-type="float" office:value="3.48561" calcext:value-type="float">
            <text:p>3,48561</text:p>
          </table:table-cell>
          <table:table-cell office:value-type="float" office:value="3.49248" calcext:value-type="float">
            <text:p>3,49248</text:p>
          </table:table-cell>
          <table:table-cell table:formula="of:=AVERAGE([.B18:.K18])" office:value-type="float" office:value="3.50323" calcext:value-type="float">
            <text:p>3,50E+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20685" calcext:value-type="float">
            <text:p>4,20685</text:p>
          </table:table-cell>
          <table:table-cell office:value-type="float" office:value="4.11164" calcext:value-type="float">
            <text:p>4,11164</text:p>
          </table:table-cell>
          <table:table-cell office:value-type="float" office:value="4.11763" calcext:value-type="float">
            <text:p>4,11763</text:p>
          </table:table-cell>
          <table:table-cell office:value-type="float" office:value="4.10816" calcext:value-type="float">
            <text:p>4,10816</text:p>
          </table:table-cell>
          <table:table-cell office:value-type="float" office:value="4.12155" calcext:value-type="float">
            <text:p>4,12155</text:p>
          </table:table-cell>
          <table:table-cell office:value-type="float" office:value="4.11118" calcext:value-type="float">
            <text:p>4,11118</text:p>
          </table:table-cell>
          <table:table-cell office:value-type="float" office:value="4.10594" calcext:value-type="float">
            <text:p>4,10594</text:p>
          </table:table-cell>
          <table:table-cell office:value-type="float" office:value="4.109" calcext:value-type="float">
            <text:p>4,109</text:p>
          </table:table-cell>
          <table:table-cell office:value-type="float" office:value="4.10585" calcext:value-type="float">
            <text:p>4,10585</text:p>
          </table:table-cell>
          <table:table-cell office:value-type="float" office:value="4.11708" calcext:value-type="float">
            <text:p>4,11708</text:p>
          </table:table-cell>
          <table:table-cell table:formula="of:=AVERAGE([.B19:.K19])" office:value-type="float" office:value="4.121488" calcext:value-type="float">
            <text:p>4,12E+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90204" calcext:value-type="float">
            <text:p>4,90204</text:p>
          </table:table-cell>
          <table:table-cell office:value-type="float" office:value="4.83525" calcext:value-type="float">
            <text:p>4,83525</text:p>
          </table:table-cell>
          <table:table-cell office:value-type="float" office:value="4.82939" calcext:value-type="float">
            <text:p>4,82939</text:p>
          </table:table-cell>
          <table:table-cell office:value-type="float" office:value="4.8146" calcext:value-type="float">
            <text:p>4,8146</text:p>
          </table:table-cell>
          <table:table-cell office:value-type="float" office:value="4.83007" calcext:value-type="float">
            <text:p>4,83007</text:p>
          </table:table-cell>
          <table:table-cell office:value-type="float" office:value="4.8131" calcext:value-type="float">
            <text:p>4,8131</text:p>
          </table:table-cell>
          <table:table-cell office:value-type="float" office:value="4.83258" calcext:value-type="float">
            <text:p>4,83258</text:p>
          </table:table-cell>
          <table:table-cell office:value-type="float" office:value="4.81572" calcext:value-type="float">
            <text:p>4,81572</text:p>
          </table:table-cell>
          <table:table-cell office:value-type="float" office:value="4.82264" calcext:value-type="float">
            <text:p>4,82264</text:p>
          </table:table-cell>
          <table:table-cell office:value-type="float" office:value="4.81642" calcext:value-type="float">
            <text:p>4,81642</text:p>
          </table:table-cell>
          <table:table-cell table:formula="of:=AVERAGE([.B20:.K20])" office:value-type="float" office:value="4.831181" calcext:value-type="float">
            <text:p>4,83E+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.62204" calcext:value-type="float">
            <text:p>5,62204</text:p>
          </table:table-cell>
          <table:table-cell office:value-type="float" office:value="5.58248" calcext:value-type="float">
            <text:p>5,58248</text:p>
          </table:table-cell>
          <table:table-cell office:value-type="float" office:value="5.56267" calcext:value-type="float">
            <text:p>5,56267</text:p>
          </table:table-cell>
          <table:table-cell office:value-type="float" office:value="5.5723" calcext:value-type="float">
            <text:p>5,5723</text:p>
          </table:table-cell>
          <table:table-cell office:value-type="float" office:value="5.56355" calcext:value-type="float">
            <text:p>5,56355</text:p>
          </table:table-cell>
          <table:table-cell office:value-type="float" office:value="5.57622" calcext:value-type="float">
            <text:p>5,57622</text:p>
          </table:table-cell>
          <table:table-cell office:value-type="float" office:value="5.56733" calcext:value-type="float">
            <text:p>5,56733</text:p>
          </table:table-cell>
          <table:table-cell office:value-type="float" office:value="5.56281" calcext:value-type="float">
            <text:p>5,56281</text:p>
          </table:table-cell>
          <table:table-cell office:value-type="float" office:value="5.5803" calcext:value-type="float">
            <text:p>5,5803</text:p>
          </table:table-cell>
          <table:table-cell office:value-type="float" office:value="5.56277" calcext:value-type="float">
            <text:p>5,56277</text:p>
          </table:table-cell>
          <table:table-cell table:formula="of:=AVERAGE([.B21:.K21])" office:value-type="float" office:value="5.575247" calcext:value-type="float">
            <text:p>5,58E+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48982" calcext:value-type="float">
            <text:p>6,48982</text:p>
          </table:table-cell>
          <table:table-cell office:value-type="float" office:value="6.42621" calcext:value-type="float">
            <text:p>6,42621</text:p>
          </table:table-cell>
          <table:table-cell office:value-type="float" office:value="6.43041" calcext:value-type="float">
            <text:p>6,43041</text:p>
          </table:table-cell>
          <table:table-cell office:value-type="float" office:value="6.41219" calcext:value-type="float">
            <text:p>6,41219</text:p>
          </table:table-cell>
          <table:table-cell office:value-type="float" office:value="6.42746" calcext:value-type="float">
            <text:p>6,42746</text:p>
          </table:table-cell>
          <table:table-cell office:value-type="float" office:value="6.41254" calcext:value-type="float">
            <text:p>6,41254</text:p>
          </table:table-cell>
          <table:table-cell office:value-type="float" office:value="6.4265" calcext:value-type="float">
            <text:p>6,4265</text:p>
          </table:table-cell>
          <table:table-cell office:value-type="float" office:value="6.41603" calcext:value-type="float">
            <text:p>6,41603</text:p>
          </table:table-cell>
          <table:table-cell office:value-type="float" office:value="6.42305" calcext:value-type="float">
            <text:p>6,42305</text:p>
          </table:table-cell>
          <table:table-cell office:value-type="float" office:value="6.41596" calcext:value-type="float">
            <text:p>6,41596</text:p>
          </table:table-cell>
          <table:table-cell table:formula="of:=AVERAGE([.B22:.K22])" office:value-type="float" office:value="6.428017" calcext:value-type="float">
            <text:p>6,43E+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7.43818" calcext:value-type="float">
            <text:p>7,43818</text:p>
          </table:table-cell>
          <table:table-cell office:value-type="float" office:value="7.34289" calcext:value-type="float">
            <text:p>7,34289</text:p>
          </table:table-cell>
          <table:table-cell office:value-type="float" office:value="7.34241" calcext:value-type="float">
            <text:p>7,34241</text:p>
          </table:table-cell>
          <table:table-cell office:value-type="float" office:value="7.32712" calcext:value-type="float">
            <text:p>7,32712</text:p>
          </table:table-cell>
          <table:table-cell office:value-type="float" office:value="7.35011" calcext:value-type="float">
            <text:p>7,35011</text:p>
          </table:table-cell>
          <table:table-cell office:value-type="float" office:value="7.34526" calcext:value-type="float">
            <text:p>7,34526</text:p>
          </table:table-cell>
          <table:table-cell office:value-type="float" office:value="7.32646" calcext:value-type="float">
            <text:p>7,32646</text:p>
          </table:table-cell>
          <table:table-cell office:value-type="float" office:value="7.35134" calcext:value-type="float">
            <text:p>7,35134</text:p>
          </table:table-cell>
          <table:table-cell office:value-type="float" office:value="7.35053" calcext:value-type="float">
            <text:p>7,35053</text:p>
          </table:table-cell>
          <table:table-cell office:value-type="float" office:value="7.35027" calcext:value-type="float">
            <text:p>7,35027</text:p>
          </table:table-cell>
          <table:table-cell table:formula="of:=AVERAGE([.B23:.K23])" office:value-type="float" office:value="7.352457" calcext:value-type="float">
            <text:p>7,35E+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.44184" calcext:value-type="float">
            <text:p>8,44184</text:p>
          </table:table-cell>
          <table:table-cell office:value-type="float" office:value="8.36458" calcext:value-type="float">
            <text:p>8,36458</text:p>
          </table:table-cell>
          <table:table-cell office:value-type="float" office:value="8.35153" calcext:value-type="float">
            <text:p>8,35153</text:p>
          </table:table-cell>
          <table:table-cell office:value-type="float" office:value="8.32649" calcext:value-type="float">
            <text:p>8,32649</text:p>
          </table:table-cell>
          <table:table-cell office:value-type="float" office:value="8.35007" calcext:value-type="float">
            <text:p>8,35007</text:p>
          </table:table-cell>
          <table:table-cell office:value-type="float" office:value="8.34644" calcext:value-type="float">
            <text:p>8,34644</text:p>
          </table:table-cell>
          <table:table-cell office:value-type="float" office:value="8.34038" calcext:value-type="float">
            <text:p>8,34038</text:p>
          </table:table-cell>
          <table:table-cell office:value-type="float" office:value="8.35903" calcext:value-type="float">
            <text:p>8,35903</text:p>
          </table:table-cell>
          <table:table-cell office:value-type="float" office:value="8.35417" calcext:value-type="float">
            <text:p>8,35417</text:p>
          </table:table-cell>
          <table:table-cell office:value-type="float" office:value="8.34478" calcext:value-type="float">
            <text:p>8,34478</text:p>
          </table:table-cell>
          <table:table-cell table:formula="of:=AVERAGE([.B24:.K24])" office:value-type="float" office:value="8.357931" calcext:value-type="float">
            <text:p>8,36E+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51367" calcext:value-type="float">
            <text:p>9,51367</text:p>
          </table:table-cell>
          <table:table-cell office:value-type="float" office:value="9.47032" calcext:value-type="float">
            <text:p>9,47032</text:p>
          </table:table-cell>
          <table:table-cell office:value-type="float" office:value="9.45475" calcext:value-type="float">
            <text:p>9,45475</text:p>
          </table:table-cell>
          <table:table-cell office:value-type="float" office:value="9.46634" calcext:value-type="float">
            <text:p>9,46634</text:p>
          </table:table-cell>
          <table:table-cell office:value-type="float" office:value="9.45984" calcext:value-type="float">
            <text:p>9,45984</text:p>
          </table:table-cell>
          <table:table-cell office:value-type="float" office:value="9.4509" calcext:value-type="float">
            <text:p>9,4509</text:p>
          </table:table-cell>
          <table:table-cell office:value-type="float" office:value="9.46195" calcext:value-type="float">
            <text:p>9,46195</text:p>
          </table:table-cell>
          <table:table-cell office:value-type="float" office:value="9.46775" calcext:value-type="float">
            <text:p>9,46775</text:p>
          </table:table-cell>
          <table:table-cell office:value-type="float" office:value="9.44441" calcext:value-type="float">
            <text:p>9,44441</text:p>
          </table:table-cell>
          <table:table-cell office:value-type="float" office:value="9.47004" calcext:value-type="float">
            <text:p>9,47004</text:p>
          </table:table-cell>
          <table:table-cell table:formula="of:=AVERAGE([.B25:.K25])" office:value-type="float" office:value="9.465997" calcext:value-type="float">
            <text:p>9,47E+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.7502" calcext:value-type="float">
            <text:p>10,7502</text:p>
          </table:table-cell>
          <table:table-cell office:value-type="float" office:value="10.676" calcext:value-type="float">
            <text:p>10,676</text:p>
          </table:table-cell>
          <table:table-cell office:value-type="float" office:value="10.6749" calcext:value-type="float">
            <text:p>10,6749</text:p>
          </table:table-cell>
          <table:table-cell office:value-type="float" office:value="10.6831" calcext:value-type="float">
            <text:p>10,6831</text:p>
          </table:table-cell>
          <table:table-cell office:value-type="float" office:value="10.6651" calcext:value-type="float">
            <text:p>10,6651</text:p>
          </table:table-cell>
          <table:table-cell office:value-type="float" office:value="10.6947" calcext:value-type="float">
            <text:p>10,6947</text:p>
          </table:table-cell>
          <table:table-cell office:value-type="float" office:value="10.6858" calcext:value-type="float">
            <text:p>10,6858</text:p>
          </table:table-cell>
          <table:table-cell office:value-type="float" office:value="10.6836" calcext:value-type="float">
            <text:p>10,6836</text:p>
          </table:table-cell>
          <table:table-cell office:value-type="float" office:value="10.6833" calcext:value-type="float">
            <text:p>10,6833</text:p>
          </table:table-cell>
          <table:table-cell office:value-type="float" office:value="10.6684" calcext:value-type="float">
            <text:p>10,6684</text:p>
          </table:table-cell>
          <table:table-cell table:formula="of:=AVERAGE([.B26:.K26])" office:value-type="float" office:value="10.68651" calcext:value-type="float">
            <text:p>1,07E+01</text:p>
          </table:table-cell>
        </table:table-row>
        <table:table-row table:style-name="ro1" table:number-rows-repeated="2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1498" calcext:value-type="float">
            <text:p>1,50E-03</text:p>
          </table:table-cell>
          <table:table-cell table:style-name="ce1" office:value-type="float" office:value="0.001035" calcext:value-type="float">
            <text:p>1,04E-03</text:p>
          </table:table-cell>
          <table:table-cell table:style-name="ce1" office:value-type="float" office:value="0.001027" calcext:value-type="float">
            <text:p>1,03E-03</text:p>
          </table:table-cell>
          <table:table-cell table:style-name="ce1" office:value-type="float" office:value="0.000984" calcext:value-type="float">
            <text:p>9,84E-04</text:p>
          </table:table-cell>
          <table:table-cell table:style-name="ce1" office:value-type="float" office:value="0.000985" calcext:value-type="float">
            <text:p>9,85E-04</text:p>
          </table:table-cell>
          <table:table-cell table:style-name="ce1" office:value-type="float" office:value="0.000989" calcext:value-type="float">
            <text:p>9,89E-04</text:p>
          </table:table-cell>
          <table:table-cell table:style-name="ce1" office:value-type="float" office:value="0.000978" calcext:value-type="float">
            <text:p>9,78E-04</text:p>
          </table:table-cell>
          <table:table-cell table:style-name="ce1" office:value-type="float" office:value="0.000953" calcext:value-type="float">
            <text:p>9,53E-04</text:p>
          </table:table-cell>
          <table:table-cell table:style-name="ce1" office:value-type="float" office:value="0.000947" calcext:value-type="float">
            <text:p>9,47E-04</text:p>
          </table:table-cell>
          <table:table-cell table:style-name="ce1" office:value-type="float" office:value="0.000949" calcext:value-type="float">
            <text:p>9,49E-04</text:p>
          </table:table-cell>
          <table:table-cell table:formula="of:=AVERAGE([.B30:.K30])" office:value-type="float" office:value="0.0010345" calcext:value-type="float">
            <text:p>1,03E-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3174" calcext:value-type="float">
            <text:p>0,003174</text:p>
          </table:table-cell>
          <table:table-cell office:value-type="float" office:value="0.003101" calcext:value-type="float">
            <text:p>0,003101</text:p>
          </table:table-cell>
          <table:table-cell office:value-type="float" office:value="0.003154" calcext:value-type="float">
            <text:p>0,003154</text:p>
          </table:table-cell>
          <table:table-cell office:value-type="float" office:value="0.003344" calcext:value-type="float">
            <text:p>0,003344</text:p>
          </table:table-cell>
          <table:table-cell office:value-type="float" office:value="0.003127" calcext:value-type="float">
            <text:p>0,003127</text:p>
          </table:table-cell>
          <table:table-cell office:value-type="float" office:value="0.003138" calcext:value-type="float">
            <text:p>0,003138</text:p>
          </table:table-cell>
          <table:table-cell office:value-type="float" office:value="0.003112" calcext:value-type="float">
            <text:p>0,003112</text:p>
          </table:table-cell>
          <table:table-cell office:value-type="float" office:value="0.003176" calcext:value-type="float">
            <text:p>0,003176</text:p>
          </table:table-cell>
          <table:table-cell office:value-type="float" office:value="0.003113" calcext:value-type="float">
            <text:p>0,003113</text:p>
          </table:table-cell>
          <table:table-cell office:value-type="float" office:value="0.00311" calcext:value-type="float">
            <text:p>0,00311</text:p>
          </table:table-cell>
          <table:table-cell table:formula="of:=AVERAGE([.B31:.K31])" office:value-type="float" office:value="0.0031549" calcext:value-type="float">
            <text:p>3,15E-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7127" calcext:value-type="float">
            <text:p>0,007127</text:p>
          </table:table-cell>
          <table:table-cell office:value-type="float" office:value="0.007137" calcext:value-type="float">
            <text:p>0,007137</text:p>
          </table:table-cell>
          <table:table-cell office:value-type="float" office:value="0.006859" calcext:value-type="float">
            <text:p>0,006859</text:p>
          </table:table-cell>
          <table:table-cell office:value-type="float" office:value="0.006601" calcext:value-type="float">
            <text:p>0,006601</text:p>
          </table:table-cell>
          <table:table-cell office:value-type="float" office:value="0.006376" calcext:value-type="float">
            <text:p>0,006376</text:p>
          </table:table-cell>
          <table:table-cell office:value-type="float" office:value="0.006254" calcext:value-type="float">
            <text:p>0,006254</text:p>
          </table:table-cell>
          <table:table-cell office:value-type="float" office:value="0.005992" calcext:value-type="float">
            <text:p>0,005992</text:p>
          </table:table-cell>
          <table:table-cell office:value-type="float" office:value="0.006426" calcext:value-type="float">
            <text:p>0,006426</text:p>
          </table:table-cell>
          <table:table-cell office:value-type="float" office:value="0.005979" calcext:value-type="float">
            <text:p>0,005979</text:p>
          </table:table-cell>
          <table:table-cell office:value-type="float" office:value="0.007678" calcext:value-type="float">
            <text:p>0,007678</text:p>
          </table:table-cell>
          <table:table-cell table:formula="of:=AVERAGE([.B32:.K32])" office:value-type="float" office:value="0.0066429" calcext:value-type="float">
            <text:p>6,64E-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4222" calcext:value-type="float">
            <text:p>0,014222</text:p>
          </table:table-cell>
          <table:table-cell office:value-type="float" office:value="0.012635" calcext:value-type="float">
            <text:p>0,012635</text:p>
          </table:table-cell>
          <table:table-cell office:value-type="float" office:value="0.011852" calcext:value-type="float">
            <text:p>0,011852</text:p>
          </table:table-cell>
          <table:table-cell office:value-type="float" office:value="0.011214" calcext:value-type="float">
            <text:p>0,011214</text:p>
          </table:table-cell>
          <table:table-cell office:value-type="float" office:value="0.011168" calcext:value-type="float">
            <text:p>0,011168</text:p>
          </table:table-cell>
          <table:table-cell office:value-type="float" office:value="0.011089" calcext:value-type="float">
            <text:p>0,011089</text:p>
          </table:table-cell>
          <table:table-cell office:value-type="float" office:value="0.011175" calcext:value-type="float">
            <text:p>0,011175</text:p>
          </table:table-cell>
          <table:table-cell office:value-type="float" office:value="0.011053" calcext:value-type="float">
            <text:p>0,011053</text:p>
          </table:table-cell>
          <table:table-cell office:value-type="float" office:value="0.010982" calcext:value-type="float">
            <text:p>0,010982</text:p>
          </table:table-cell>
          <table:table-cell office:value-type="float" office:value="0.010937" calcext:value-type="float">
            <text:p>0,010937</text:p>
          </table:table-cell>
          <table:table-cell table:formula="of:=AVERAGE([.B33:.K33])" office:value-type="float" office:value="0.0116327" calcext:value-type="float">
            <text:p>1,16E-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0277" calcext:value-type="float">
            <text:p>0,020277</text:p>
          </table:table-cell>
          <table:table-cell office:value-type="float" office:value="0.01912" calcext:value-type="float">
            <text:p>0,01912</text:p>
          </table:table-cell>
          <table:table-cell office:value-type="float" office:value="0.019084" calcext:value-type="float">
            <text:p>0,019084</text:p>
          </table:table-cell>
          <table:table-cell office:value-type="float" office:value="0.019246" calcext:value-type="float">
            <text:p>0,019246</text:p>
          </table:table-cell>
          <table:table-cell office:value-type="float" office:value="0.018752" calcext:value-type="float">
            <text:p>0,018752</text:p>
          </table:table-cell>
          <table:table-cell office:value-type="float" office:value="0.018765" calcext:value-type="float">
            <text:p>0,018765</text:p>
          </table:table-cell>
          <table:table-cell office:value-type="float" office:value="0.018688" calcext:value-type="float">
            <text:p>0,018688</text:p>
          </table:table-cell>
          <table:table-cell office:value-type="float" office:value="0.018714" calcext:value-type="float">
            <text:p>0,018714</text:p>
          </table:table-cell>
          <table:table-cell office:value-type="float" office:value="0.01872" calcext:value-type="float">
            <text:p>0,01872</text:p>
          </table:table-cell>
          <table:table-cell office:value-type="float" office:value="0.018692" calcext:value-type="float">
            <text:p>0,018692</text:p>
          </table:table-cell>
          <table:table-cell table:formula="of:=AVERAGE([.B34:.K34])" office:value-type="float" office:value="0.0190058" calcext:value-type="float">
            <text:p>1,90E-0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33513" calcext:value-type="float">
            <text:p>0,033513</text:p>
          </table:table-cell>
          <table:table-cell office:value-type="float" office:value="0.029772" calcext:value-type="float">
            <text:p>0,029772</text:p>
          </table:table-cell>
          <table:table-cell office:value-type="float" office:value="0.029845" calcext:value-type="float">
            <text:p>0,029845</text:p>
          </table:table-cell>
          <table:table-cell office:value-type="float" office:value="0.029626" calcext:value-type="float">
            <text:p>0,029626</text:p>
          </table:table-cell>
          <table:table-cell office:value-type="float" office:value="0.029893" calcext:value-type="float">
            <text:p>0,029893</text:p>
          </table:table-cell>
          <table:table-cell office:value-type="float" office:value="0.030756" calcext:value-type="float">
            <text:p>0,030756</text:p>
          </table:table-cell>
          <table:table-cell office:value-type="float" office:value="0.029694" calcext:value-type="float">
            <text:p>0,029694</text:p>
          </table:table-cell>
          <table:table-cell office:value-type="float" office:value="0.029651" calcext:value-type="float">
            <text:p>0,029651</text:p>
          </table:table-cell>
          <table:table-cell office:value-type="float" office:value="0.029614" calcext:value-type="float">
            <text:p>0,029614</text:p>
          </table:table-cell>
          <table:table-cell office:value-type="float" office:value="0.029761" calcext:value-type="float">
            <text:p>0,029761</text:p>
          </table:table-cell>
          <table:table-cell table:formula="of:=AVERAGE([.B35:.K35])" office:value-type="float" office:value="0.0302125" calcext:value-type="float">
            <text:p>3,02E-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6058" calcext:value-type="float">
            <text:p>0,046058</text:p>
          </table:table-cell>
          <table:table-cell office:value-type="float" office:value="0.044656" calcext:value-type="float">
            <text:p>0,044656</text:p>
          </table:table-cell>
          <table:table-cell office:value-type="float" office:value="0.044118" calcext:value-type="float">
            <text:p>0,044118</text:p>
          </table:table-cell>
          <table:table-cell office:value-type="float" office:value="0.044176" calcext:value-type="float">
            <text:p>0,044176</text:p>
          </table:table-cell>
          <table:table-cell office:value-type="float" office:value="0.046539" calcext:value-type="float">
            <text:p>0,046539</text:p>
          </table:table-cell>
          <table:table-cell office:value-type="float" office:value="0.045097" calcext:value-type="float">
            <text:p>0,045097</text:p>
          </table:table-cell>
          <table:table-cell office:value-type="float" office:value="0.047337" calcext:value-type="float">
            <text:p>0,047337</text:p>
          </table:table-cell>
          <table:table-cell office:value-type="float" office:value="0.044317" calcext:value-type="float">
            <text:p>0,044317</text:p>
          </table:table-cell>
          <table:table-cell office:value-type="float" office:value="0.044315" calcext:value-type="float">
            <text:p>0,044315</text:p>
          </table:table-cell>
          <table:table-cell office:value-type="float" office:value="0.045071" calcext:value-type="float">
            <text:p>0,045071</text:p>
          </table:table-cell>
          <table:table-cell table:formula="of:=AVERAGE([.B36:.K36])" office:value-type="float" office:value="0.0451684" calcext:value-type="float">
            <text:p>4,52E-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65273" calcext:value-type="float">
            <text:p>0,065273</text:p>
          </table:table-cell>
          <table:table-cell office:value-type="float" office:value="0.064622" calcext:value-type="float">
            <text:p>0,064622</text:p>
          </table:table-cell>
          <table:table-cell office:value-type="float" office:value="0.063105" calcext:value-type="float">
            <text:p>0,063105</text:p>
          </table:table-cell>
          <table:table-cell office:value-type="float" office:value="0.065851" calcext:value-type="float">
            <text:p>0,065851</text:p>
          </table:table-cell>
          <table:table-cell office:value-type="float" office:value="0.064669" calcext:value-type="float">
            <text:p>0,064669</text:p>
          </table:table-cell>
          <table:table-cell office:value-type="float" office:value="0.063038" calcext:value-type="float">
            <text:p>0,063038</text:p>
          </table:table-cell>
          <table:table-cell office:value-type="float" office:value="0.062883" calcext:value-type="float">
            <text:p>0,062883</text:p>
          </table:table-cell>
          <table:table-cell office:value-type="float" office:value="0.063131" calcext:value-type="float">
            <text:p>0,063131</text:p>
          </table:table-cell>
          <table:table-cell office:value-type="float" office:value="0.062985" calcext:value-type="float">
            <text:p>0,062985</text:p>
          </table:table-cell>
          <table:table-cell office:value-type="float" office:value="0.064069" calcext:value-type="float">
            <text:p>0,064069</text:p>
          </table:table-cell>
          <table:table-cell table:formula="of:=AVERAGE([.B37:.K37])" office:value-type="float" office:value="0.0639626" calcext:value-type="float">
            <text:p>6,40E-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88592" calcext:value-type="float">
            <text:p>0,088592</text:p>
          </table:table-cell>
          <table:table-cell office:value-type="float" office:value="0.089003" calcext:value-type="float">
            <text:p>0,089003</text:p>
          </table:table-cell>
          <table:table-cell office:value-type="float" office:value="0.089532" calcext:value-type="float">
            <text:p>0,089532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86457" calcext:value-type="float">
            <text:p>0,086457</text:p>
          </table:table-cell>
          <table:table-cell office:value-type="float" office:value="0.086432" calcext:value-type="float">
            <text:p>0,086432</text:p>
          </table:table-cell>
          <table:table-cell office:value-type="float" office:value="0.08869" calcext:value-type="float">
            <text:p>0,08869</text:p>
          </table:table-cell>
          <table:table-cell office:value-type="float" office:value="0.086827" calcext:value-type="float">
            <text:p>0,086827</text:p>
          </table:table-cell>
          <table:table-cell office:value-type="float" office:value="0.085809" calcext:value-type="float">
            <text:p>0,085809</text:p>
          </table:table-cell>
          <table:table-cell office:value-type="float" office:value="0.085846" calcext:value-type="float">
            <text:p>0,085846</text:p>
          </table:table-cell>
          <table:table-cell table:formula="of:=AVERAGE([.B38:.K38])" office:value-type="float" office:value="0.0873288" calcext:value-type="float">
            <text:p>8,73E-0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17638" calcext:value-type="float">
            <text:p>0,117638</text:p>
          </table:table-cell>
          <table:table-cell office:value-type="float" office:value="0.117732" calcext:value-type="float">
            <text:p>0,117732</text:p>
          </table:table-cell>
          <table:table-cell office:value-type="float" office:value="0.121105" calcext:value-type="float">
            <text:p>0,121105</text:p>
          </table:table-cell>
          <table:table-cell office:value-type="float" office:value="0.114923" calcext:value-type="float">
            <text:p>0,114923</text:p>
          </table:table-cell>
          <table:table-cell office:value-type="float" office:value="0.114559" calcext:value-type="float">
            <text:p>0,114559</text:p>
          </table:table-cell>
          <table:table-cell office:value-type="float" office:value="0.114339" calcext:value-type="float">
            <text:p>0,114339</text:p>
          </table:table-cell>
          <table:table-cell office:value-type="float" office:value="0.1181" calcext:value-type="float">
            <text:p>0,1181</text:p>
          </table:table-cell>
          <table:table-cell office:value-type="float" office:value="0.116223" calcext:value-type="float">
            <text:p>0,116223</text:p>
          </table:table-cell>
          <table:table-cell office:value-type="float" office:value="0.113945" calcext:value-type="float">
            <text:p>0,113945</text:p>
          </table:table-cell>
          <table:table-cell office:value-type="float" office:value="0.11405" calcext:value-type="float">
            <text:p>0,11405</text:p>
          </table:table-cell>
          <table:table-cell table:formula="of:=AVERAGE([.B39:.K39])" office:value-type="float" office:value="0.1162614" calcext:value-type="float">
            <text:p>1,16E-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54455" calcext:value-type="float">
            <text:p>0,154455</text:p>
          </table:table-cell>
          <table:table-cell office:value-type="float" office:value="0.154002" calcext:value-type="float">
            <text:p>0,154002</text:p>
          </table:table-cell>
          <table:table-cell office:value-type="float" office:value="0.14828" calcext:value-type="float">
            <text:p>0,14828</text:p>
          </table:table-cell>
          <table:table-cell office:value-type="float" office:value="0.153001" calcext:value-type="float">
            <text:p>0,153001</text:p>
          </table:table-cell>
          <table:table-cell office:value-type="float" office:value="0.147914" calcext:value-type="float">
            <text:p>0,147914</text:p>
          </table:table-cell>
          <table:table-cell office:value-type="float" office:value="0.149816" calcext:value-type="float">
            <text:p>0,149816</text:p>
          </table:table-cell>
          <table:table-cell office:value-type="float" office:value="0.148079" calcext:value-type="float">
            <text:p>0,148079</text:p>
          </table:table-cell>
          <table:table-cell office:value-type="float" office:value="0.152987" calcext:value-type="float">
            <text:p>0,152987</text:p>
          </table:table-cell>
          <table:table-cell office:value-type="float" office:value="0.147902" calcext:value-type="float">
            <text:p>0,147902</text:p>
          </table:table-cell>
          <table:table-cell office:value-type="float" office:value="0.150128" calcext:value-type="float">
            <text:p>0,150128</text:p>
          </table:table-cell>
          <table:table-cell table:formula="of:=AVERAGE([.B40:.K40])" office:value-type="float" office:value="0.1506564" calcext:value-type="float">
            <text:p>1,51E-0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194108" calcext:value-type="float">
            <text:p>0,194108</text:p>
          </table:table-cell>
          <table:table-cell office:value-type="float" office:value="0.187371" calcext:value-type="float">
            <text:p>0,187371</text:p>
          </table:table-cell>
          <table:table-cell office:value-type="float" office:value="0.19327" calcext:value-type="float">
            <text:p>0,19327</text:p>
          </table:table-cell>
          <table:table-cell office:value-type="float" office:value="0.190254" calcext:value-type="float">
            <text:p>0,190254</text:p>
          </table:table-cell>
          <table:table-cell office:value-type="float" office:value="0.189674" calcext:value-type="float">
            <text:p>0,189674</text:p>
          </table:table-cell>
          <table:table-cell office:value-type="float" office:value="0.198251" calcext:value-type="float">
            <text:p>0,198251</text:p>
          </table:table-cell>
          <table:table-cell office:value-type="float" office:value="0.189971" calcext:value-type="float">
            <text:p>0,189971</text:p>
          </table:table-cell>
          <table:table-cell office:value-type="float" office:value="0.1882" calcext:value-type="float">
            <text:p>0,1882</text:p>
          </table:table-cell>
          <table:table-cell office:value-type="float" office:value="0.192191" calcext:value-type="float">
            <text:p>0,192191</text:p>
          </table:table-cell>
          <table:table-cell office:value-type="float" office:value="0.193706" calcext:value-type="float">
            <text:p>0,193706</text:p>
          </table:table-cell>
          <table:table-cell table:formula="of:=AVERAGE([.B41:.K41])" office:value-type="float" office:value="0.1916996" calcext:value-type="float">
            <text:p>1,92E-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46832" calcext:value-type="float">
            <text:p>0,246832</text:p>
          </table:table-cell>
          <table:table-cell office:value-type="float" office:value="0.237408" calcext:value-type="float">
            <text:p>0,237408</text:p>
          </table:table-cell>
          <table:table-cell office:value-type="float" office:value="0.241001" calcext:value-type="float">
            <text:p>0,241001</text:p>
          </table:table-cell>
          <table:table-cell office:value-type="float" office:value="0.233332" calcext:value-type="float">
            <text:p>0,233332</text:p>
          </table:table-cell>
          <table:table-cell office:value-type="float" office:value="0.243218" calcext:value-type="float">
            <text:p>0,243218</text:p>
          </table:table-cell>
          <table:table-cell office:value-type="float" office:value="0.233421" calcext:value-type="float">
            <text:p>0,233421</text:p>
          </table:table-cell>
          <table:table-cell office:value-type="float" office:value="0.241952" calcext:value-type="float">
            <text:p>0,241952</text:p>
          </table:table-cell>
          <table:table-cell office:value-type="float" office:value="0.234526" calcext:value-type="float">
            <text:p>0,234526</text:p>
          </table:table-cell>
          <table:table-cell office:value-type="float" office:value="0.23883" calcext:value-type="float">
            <text:p>0,23883</text:p>
          </table:table-cell>
          <table:table-cell office:value-type="float" office:value="0.236546" calcext:value-type="float">
            <text:p>0,236546</text:p>
          </table:table-cell>
          <table:table-cell table:formula="of:=AVERAGE([.B42:.K42])" office:value-type="float" office:value="0.2387066" calcext:value-type="float">
            <text:p>2,39E-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294894" calcext:value-type="float">
            <text:p>0,294894</text:p>
          </table:table-cell>
          <table:table-cell office:value-type="float" office:value="0.298288" calcext:value-type="float">
            <text:p>0,298288</text:p>
          </table:table-cell>
          <table:table-cell office:value-type="float" office:value="0.29369" calcext:value-type="float">
            <text:p>0,29369</text:p>
          </table:table-cell>
          <table:table-cell office:value-type="float" office:value="0.294478" calcext:value-type="float">
            <text:p>0,294478</text:p>
          </table:table-cell>
          <table:table-cell office:value-type="float" office:value="0.292165" calcext:value-type="float">
            <text:p>0,292165</text:p>
          </table:table-cell>
          <table:table-cell office:value-type="float" office:value="0.291613" calcext:value-type="float">
            <text:p>0,291613</text:p>
          </table:table-cell>
          <table:table-cell office:value-type="float" office:value="0.287624" calcext:value-type="float">
            <text:p>0,287624</text:p>
          </table:table-cell>
          <table:table-cell office:value-type="float" office:value="0.29249" calcext:value-type="float">
            <text:p>0,29249</text:p>
          </table:table-cell>
          <table:table-cell office:value-type="float" office:value="0.290783" calcext:value-type="float">
            <text:p>0,290783</text:p>
          </table:table-cell>
          <table:table-cell office:value-type="float" office:value="0.294442" calcext:value-type="float">
            <text:p>0,294442</text:p>
          </table:table-cell>
          <table:table-cell table:formula="of:=AVERAGE([.B43:.K43])" office:value-type="float" office:value="0.2930467" calcext:value-type="float">
            <text:p>2,93E-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53943" calcext:value-type="float">
            <text:p>0,353943</text:p>
          </table:table-cell>
          <table:table-cell office:value-type="float" office:value="0.351251" calcext:value-type="float">
            <text:p>0,351251</text:p>
          </table:table-cell>
          <table:table-cell office:value-type="float" office:value="0.359426" calcext:value-type="float">
            <text:p>0,359426</text:p>
          </table:table-cell>
          <table:table-cell office:value-type="float" office:value="0.355155" calcext:value-type="float">
            <text:p>0,355155</text:p>
          </table:table-cell>
          <table:table-cell office:value-type="float" office:value="0.349672" calcext:value-type="float">
            <text:p>0,349672</text:p>
          </table:table-cell>
          <table:table-cell office:value-type="float" office:value="0.353218" calcext:value-type="float">
            <text:p>0,353218</text:p>
          </table:table-cell>
          <table:table-cell office:value-type="float" office:value="0.35138" calcext:value-type="float">
            <text:p>0,35138</text:p>
          </table:table-cell>
          <table:table-cell office:value-type="float" office:value="0.350671" calcext:value-type="float">
            <text:p>0,350671</text:p>
          </table:table-cell>
          <table:table-cell office:value-type="float" office:value="0.347998" calcext:value-type="float">
            <text:p>0,347998</text:p>
          </table:table-cell>
          <table:table-cell office:value-type="float" office:value="0.351379" calcext:value-type="float">
            <text:p>0,351379</text:p>
          </table:table-cell>
          <table:table-cell table:formula="of:=AVERAGE([.B44:.K44])" office:value-type="float" office:value="0.3524093" calcext:value-type="float">
            <text:p>3,52E-0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428496" calcext:value-type="float">
            <text:p>0,428496</text:p>
          </table:table-cell>
          <table:table-cell office:value-type="float" office:value="0.421173" calcext:value-type="float">
            <text:p>0,421173</text:p>
          </table:table-cell>
          <table:table-cell office:value-type="float" office:value="0.423078" calcext:value-type="float">
            <text:p>0,423078</text:p>
          </table:table-cell>
          <table:table-cell office:value-type="float" office:value="0.420565" calcext:value-type="float">
            <text:p>0,420565</text:p>
          </table:table-cell>
          <table:table-cell office:value-type="float" office:value="0.422886" calcext:value-type="float">
            <text:p>0,422886</text:p>
          </table:table-cell>
          <table:table-cell office:value-type="float" office:value="0.421997" calcext:value-type="float">
            <text:p>0,421997</text:p>
          </table:table-cell>
          <table:table-cell office:value-type="float" office:value="0.421476" calcext:value-type="float">
            <text:p>0,421476</text:p>
          </table:table-cell>
          <table:table-cell office:value-type="float" office:value="0.422556" calcext:value-type="float">
            <text:p>0,422556</text:p>
          </table:table-cell>
          <table:table-cell office:value-type="float" office:value="0.420646" calcext:value-type="float">
            <text:p>0,420646</text:p>
          </table:table-cell>
          <table:table-cell office:value-type="float" office:value="0.417386" calcext:value-type="float">
            <text:p>0,417386</text:p>
          </table:table-cell>
          <table:table-cell table:formula="of:=AVERAGE([.B45:.K45])" office:value-type="float" office:value="0.4220259" calcext:value-type="float">
            <text:p>4,22E-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06347" calcext:value-type="float">
            <text:p>0,506347</text:p>
          </table:table-cell>
          <table:table-cell office:value-type="float" office:value="0.503488" calcext:value-type="float">
            <text:p>0,503488</text:p>
          </table:table-cell>
          <table:table-cell office:value-type="float" office:value="0.502325" calcext:value-type="float">
            <text:p>0,502325</text:p>
          </table:table-cell>
          <table:table-cell office:value-type="float" office:value="0.501379" calcext:value-type="float">
            <text:p>0,501379</text:p>
          </table:table-cell>
          <table:table-cell office:value-type="float" office:value="0.500625" calcext:value-type="float">
            <text:p>0,500625</text:p>
          </table:table-cell>
          <table:table-cell office:value-type="float" office:value="0.507161" calcext:value-type="float">
            <text:p>0,507161</text:p>
          </table:table-cell>
          <table:table-cell office:value-type="float" office:value="0.500611" calcext:value-type="float">
            <text:p>0,500611</text:p>
          </table:table-cell>
          <table:table-cell office:value-type="float" office:value="0.501699" calcext:value-type="float">
            <text:p>0,501699</text:p>
          </table:table-cell>
          <table:table-cell office:value-type="float" office:value="0.500651" calcext:value-type="float">
            <text:p>0,500651</text:p>
          </table:table-cell>
          <table:table-cell office:value-type="float" office:value="0.504898" calcext:value-type="float">
            <text:p>0,504898</text:p>
          </table:table-cell>
          <table:table-cell table:formula="of:=AVERAGE([.B46:.K46])" office:value-type="float" office:value="0.5029184" calcext:value-type="float">
            <text:p>5,03E-0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02119" calcext:value-type="float">
            <text:p>0,602119</text:p>
          </table:table-cell>
          <table:table-cell office:value-type="float" office:value="0.604983" calcext:value-type="float">
            <text:p>0,604983</text:p>
          </table:table-cell>
          <table:table-cell office:value-type="float" office:value="0.589676" calcext:value-type="float">
            <text:p>0,589676</text:p>
          </table:table-cell>
          <table:table-cell office:value-type="float" office:value="0.591467" calcext:value-type="float">
            <text:p>0,591467</text:p>
          </table:table-cell>
          <table:table-cell office:value-type="float" office:value="0.589789" calcext:value-type="float">
            <text:p>0,589789</text:p>
          </table:table-cell>
          <table:table-cell office:value-type="float" office:value="0.598064" calcext:value-type="float">
            <text:p>0,598064</text:p>
          </table:table-cell>
          <table:table-cell office:value-type="float" office:value="0.590675" calcext:value-type="float">
            <text:p>0,590675</text:p>
          </table:table-cell>
          <table:table-cell office:value-type="float" office:value="0.590312" calcext:value-type="float">
            <text:p>0,590312</text:p>
          </table:table-cell>
          <table:table-cell office:value-type="float" office:value="0.589464" calcext:value-type="float">
            <text:p>0,589464</text:p>
          </table:table-cell>
          <table:table-cell office:value-type="float" office:value="0.594975" calcext:value-type="float">
            <text:p>0,594975</text:p>
          </table:table-cell>
          <table:table-cell table:formula="of:=AVERAGE([.B47:.K47])" office:value-type="float" office:value="0.5941524" calcext:value-type="float">
            <text:p>5,94E-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99534" calcext:value-type="float">
            <text:p>0,699534</text:p>
          </table:table-cell>
          <table:table-cell office:value-type="float" office:value="0.694536" calcext:value-type="float">
            <text:p>0,694536</text:p>
          </table:table-cell>
          <table:table-cell office:value-type="float" office:value="0.692474" calcext:value-type="float">
            <text:p>0,692474</text:p>
          </table:table-cell>
          <table:table-cell office:value-type="float" office:value="0.687965" calcext:value-type="float">
            <text:p>0,687965</text:p>
          </table:table-cell>
          <table:table-cell office:value-type="float" office:value="0.687677" calcext:value-type="float">
            <text:p>0,687677</text:p>
          </table:table-cell>
          <table:table-cell office:value-type="float" office:value="0.702816" calcext:value-type="float">
            <text:p>0,702816</text:p>
          </table:table-cell>
          <table:table-cell office:value-type="float" office:value="0.686256" calcext:value-type="float">
            <text:p>0,686256</text:p>
          </table:table-cell>
          <table:table-cell office:value-type="float" office:value="0.685774" calcext:value-type="float">
            <text:p>0,685774</text:p>
          </table:table-cell>
          <table:table-cell office:value-type="float" office:value="0.70144" calcext:value-type="float">
            <text:p>0,70144</text:p>
          </table:table-cell>
          <table:table-cell office:value-type="float" office:value="0.691381" calcext:value-type="float">
            <text:p>0,691381</text:p>
          </table:table-cell>
          <table:table-cell table:formula="of:=AVERAGE([.B48:.K48])" office:value-type="float" office:value="0.6929853" calcext:value-type="float">
            <text:p>6,93E-0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817665" calcext:value-type="float">
            <text:p>0,817665</text:p>
          </table:table-cell>
          <table:table-cell office:value-type="float" office:value="0.832219" calcext:value-type="float">
            <text:p>0,832219</text:p>
          </table:table-cell>
          <table:table-cell office:value-type="float" office:value="0.817134" calcext:value-type="float">
            <text:p>0,817134</text:p>
          </table:table-cell>
          <table:table-cell office:value-type="float" office:value="0.819267" calcext:value-type="float">
            <text:p>0,819267</text:p>
          </table:table-cell>
          <table:table-cell office:value-type="float" office:value="0.806892" calcext:value-type="float">
            <text:p>0,806892</text:p>
          </table:table-cell>
          <table:table-cell office:value-type="float" office:value="0.819733" calcext:value-type="float">
            <text:p>0,819733</text:p>
          </table:table-cell>
          <table:table-cell office:value-type="float" office:value="0.820581" calcext:value-type="float">
            <text:p>0,820581</text:p>
          </table:table-cell>
          <table:table-cell office:value-type="float" office:value="0.806026" calcext:value-type="float">
            <text:p>0,806026</text:p>
          </table:table-cell>
          <table:table-cell office:value-type="float" office:value="0.810529" calcext:value-type="float">
            <text:p>0,810529</text:p>
          </table:table-cell>
          <table:table-cell office:value-type="float" office:value="0.804022" calcext:value-type="float">
            <text:p>0,804022</text:p>
          </table:table-cell>
          <table:table-cell table:formula="of:=AVERAGE([.B49:.K49])" office:value-type="float" office:value="0.8154068" calcext:value-type="float">
            <text:p>8,15E-0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944993" calcext:value-type="float">
            <text:p>0,944993</text:p>
          </table:table-cell>
          <table:table-cell office:value-type="float" office:value="0.944991" calcext:value-type="float">
            <text:p>0,944991</text:p>
          </table:table-cell>
          <table:table-cell office:value-type="float" office:value="0.942573" calcext:value-type="float">
            <text:p>0,942573</text:p>
          </table:table-cell>
          <table:table-cell office:value-type="float" office:value="0.941593" calcext:value-type="float">
            <text:p>0,941593</text:p>
          </table:table-cell>
          <table:table-cell office:value-type="float" office:value="0.939965" calcext:value-type="float">
            <text:p>0,939965</text:p>
          </table:table-cell>
          <table:table-cell office:value-type="float" office:value="0.940572" calcext:value-type="float">
            <text:p>0,940572</text:p>
          </table:table-cell>
          <table:table-cell office:value-type="float" office:value="0.940294" calcext:value-type="float">
            <text:p>0,940294</text:p>
          </table:table-cell>
          <table:table-cell office:value-type="float" office:value="0.939069" calcext:value-type="float">
            <text:p>0,939069</text:p>
          </table:table-cell>
          <table:table-cell office:value-type="float" office:value="0.932255" calcext:value-type="float">
            <text:p>0,932255</text:p>
          </table:table-cell>
          <table:table-cell office:value-type="float" office:value="0.939923" calcext:value-type="float">
            <text:p>0,939923</text:p>
          </table:table-cell>
          <table:table-cell table:formula="of:=AVERAGE([.B50:.K50])" office:value-type="float" office:value="0.9406228" calcext:value-type="float">
            <text:p>9,41E-0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.10669" calcext:value-type="float">
            <text:p>1,10669</text:p>
          </table:table-cell>
          <table:table-cell office:value-type="float" office:value="1.08948" calcext:value-type="float">
            <text:p>1,08948</text:p>
          </table:table-cell>
          <table:table-cell office:value-type="float" office:value="1.09291" calcext:value-type="float">
            <text:p>1,09291</text:p>
          </table:table-cell>
          <table:table-cell office:value-type="float" office:value="1.08553" calcext:value-type="float">
            <text:p>1,08553</text:p>
          </table:table-cell>
          <table:table-cell office:value-type="float" office:value="1.08429" calcext:value-type="float">
            <text:p>1,08429</text:p>
          </table:table-cell>
          <table:table-cell office:value-type="float" office:value="1.08341" calcext:value-type="float">
            <text:p>1,08341</text:p>
          </table:table-cell>
          <table:table-cell office:value-type="float" office:value="1.09124" calcext:value-type="float">
            <text:p>1,09124</text:p>
          </table:table-cell>
          <table:table-cell office:value-type="float" office:value="1.08218" calcext:value-type="float">
            <text:p>1,08218</text:p>
          </table:table-cell>
          <table:table-cell office:value-type="float" office:value="1.08542" calcext:value-type="float">
            <text:p>1,08542</text:p>
          </table:table-cell>
          <table:table-cell office:value-type="float" office:value="1.08031" calcext:value-type="float">
            <text:p>1,08031</text:p>
          </table:table-cell>
          <table:table-cell table:formula="of:=AVERAGE([.B51:.K51])" office:value-type="float" office:value="1.088146" calcext:value-type="float">
            <text:p>1,09E+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27256" calcext:value-type="float">
            <text:p>1,27256</text:p>
          </table:table-cell>
          <table:table-cell office:value-type="float" office:value="1.32234" calcext:value-type="float">
            <text:p>1,32234</text:p>
          </table:table-cell>
          <table:table-cell office:value-type="float" office:value="1.2504" calcext:value-type="float">
            <text:p>1,2504</text:p>
          </table:table-cell>
          <table:table-cell office:value-type="float" office:value="1.2528" calcext:value-type="float">
            <text:p>1,2528</text:p>
          </table:table-cell>
          <table:table-cell office:value-type="float" office:value="1.24919" calcext:value-type="float">
            <text:p>1,24919</text:p>
          </table:table-cell>
          <table:table-cell office:value-type="float" office:value="1.24132" calcext:value-type="float">
            <text:p>1,24132</text:p>
          </table:table-cell>
          <table:table-cell office:value-type="float" office:value="1.24708" calcext:value-type="float">
            <text:p>1,24708</text:p>
          </table:table-cell>
          <table:table-cell office:value-type="float" office:value="1.23974" calcext:value-type="float">
            <text:p>1,23974</text:p>
          </table:table-cell>
          <table:table-cell office:value-type="float" office:value="1.25023" calcext:value-type="float">
            <text:p>1,25023</text:p>
          </table:table-cell>
          <table:table-cell office:value-type="float" office:value="1.26361" calcext:value-type="float">
            <text:p>1,26361</text:p>
          </table:table-cell>
          <table:table-cell table:formula="of:=AVERAGE([.B52:.K52])" office:value-type="float" office:value="1.258927" calcext:value-type="float">
            <text:p>1,26E+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.48739" calcext:value-type="float">
            <text:p>1,48739</text:p>
          </table:table-cell>
          <table:table-cell office:value-type="float" office:value="1.43958" calcext:value-type="float">
            <text:p>1,43958</text:p>
          </table:table-cell>
          <table:table-cell office:value-type="float" office:value="1.45761" calcext:value-type="float">
            <text:p>1,45761</text:p>
          </table:table-cell>
          <table:table-cell office:value-type="float" office:value="1.44578" calcext:value-type="float">
            <text:p>1,44578</text:p>
          </table:table-cell>
          <table:table-cell office:value-type="float" office:value="1.4406" calcext:value-type="float">
            <text:p>1,4406</text:p>
          </table:table-cell>
          <table:table-cell office:value-type="float" office:value="1.44124" calcext:value-type="float">
            <text:p>1,44124</text:p>
          </table:table-cell>
          <table:table-cell office:value-type="float" office:value="1.44507" calcext:value-type="float">
            <text:p>1,44507</text:p>
          </table:table-cell>
          <table:table-cell office:value-type="float" office:value="1.45492" calcext:value-type="float">
            <text:p>1,45492</text:p>
          </table:table-cell>
          <table:table-cell office:value-type="float" office:value="1.44477" calcext:value-type="float">
            <text:p>1,44477</text:p>
          </table:table-cell>
          <table:table-cell office:value-type="float" office:value="1.44083" calcext:value-type="float">
            <text:p>1,44083</text:p>
          </table:table-cell>
          <table:table-cell table:formula="of:=AVERAGE([.B53:.K53])" office:value-type="float" office:value="1.449779" calcext:value-type="float">
            <text:p>1,45E+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78779" calcext:value-type="float">
            <text:p>1,78779</text:p>
          </table:table-cell>
          <table:table-cell office:value-type="float" office:value="1.72236" calcext:value-type="float">
            <text:p>1,72236</text:p>
          </table:table-cell>
          <table:table-cell office:value-type="float" office:value="1.74252" calcext:value-type="float">
            <text:p>1,74252</text:p>
          </table:table-cell>
          <table:table-cell office:value-type="float" office:value="1.72584" calcext:value-type="float">
            <text:p>1,72584</text:p>
          </table:table-cell>
          <table:table-cell office:value-type="float" office:value="1.73408" calcext:value-type="float">
            <text:p>1,73408</text:p>
          </table:table-cell>
          <table:table-cell office:value-type="float" office:value="1.75056" calcext:value-type="float">
            <text:p>1,75056</text:p>
          </table:table-cell>
          <table:table-cell office:value-type="float" office:value="1.75567" calcext:value-type="float">
            <text:p>1,75567</text:p>
          </table:table-cell>
          <table:table-cell office:value-type="float" office:value="1.72089" calcext:value-type="float">
            <text:p>1,72089</text:p>
          </table:table-cell>
          <table:table-cell office:value-type="float" office:value="1.74282" calcext:value-type="float">
            <text:p>1,74282</text:p>
          </table:table-cell>
          <table:table-cell office:value-type="float" office:value="1.729" calcext:value-type="float">
            <text:p>1,729</text:p>
          </table:table-cell>
          <table:table-cell table:formula="of:=AVERAGE([.B54:.K54])" office:value-type="float" office:value="1.741153" calcext:value-type="float">
            <text:p>1,74E+00</text:p>
          </table:table-cell>
        </table:table-row>
        <table:table-row table:style-name="ro1" table:number-rows-repeated="2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1847" calcext:value-type="float">
            <text:p>1,85E-03</text:p>
          </table:table-cell>
          <table:table-cell table:style-name="ce1" office:value-type="float" office:value="0.001339" calcext:value-type="float">
            <text:p>1,34E-03</text:p>
          </table:table-cell>
          <table:table-cell table:style-name="ce1" office:value-type="float" office:value="0.001462" calcext:value-type="float">
            <text:p>1,46E-03</text:p>
          </table:table-cell>
          <table:table-cell table:style-name="ce1" office:value-type="float" office:value="0.001237" calcext:value-type="float">
            <text:p>1,24E-03</text:p>
          </table:table-cell>
          <table:table-cell table:style-name="ce1" office:value-type="float" office:value="0.001231" calcext:value-type="float">
            <text:p>1,23E-03</text:p>
          </table:table-cell>
          <table:table-cell table:style-name="ce1" office:value-type="float" office:value="0.001295" calcext:value-type="float">
            <text:p>1,30E-03</text:p>
          </table:table-cell>
          <table:table-cell table:style-name="ce1" office:value-type="float" office:value="0.001278" calcext:value-type="float">
            <text:p>1,28E-03</text:p>
          </table:table-cell>
          <table:table-cell table:style-name="ce1" office:value-type="float" office:value="0.001286" calcext:value-type="float">
            <text:p>1,29E-03</text:p>
          </table:table-cell>
          <table:table-cell table:style-name="ce1" office:value-type="float" office:value="0.001246" calcext:value-type="float">
            <text:p>1,25E-03</text:p>
          </table:table-cell>
          <table:table-cell table:style-name="ce1" office:value-type="float" office:value="0.001231" calcext:value-type="float">
            <text:p>1,23E-03</text:p>
          </table:table-cell>
          <table:table-cell table:formula="of:=AVERAGE([.B58:.K58])" office:value-type="float" office:value="0.0013452" calcext:value-type="float">
            <text:p>1,35E-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8258" calcext:value-type="float">
            <text:p>0,008258</text:p>
          </table:table-cell>
          <table:table-cell office:value-type="float" office:value="0.005646" calcext:value-type="float">
            <text:p>0,005646</text:p>
          </table:table-cell>
          <table:table-cell office:value-type="float" office:value="0.004112" calcext:value-type="float">
            <text:p>0,004112</text:p>
          </table:table-cell>
          <table:table-cell office:value-type="float" office:value="0.004124" calcext:value-type="float">
            <text:p>0,004124</text:p>
          </table:table-cell>
          <table:table-cell office:value-type="float" office:value="0.00422" calcext:value-type="float">
            <text:p>0,00422</text:p>
          </table:table-cell>
          <table:table-cell office:value-type="float" office:value="0.004143" calcext:value-type="float">
            <text:p>0,004143</text:p>
          </table:table-cell>
          <table:table-cell office:value-type="float" office:value="0.004038" calcext:value-type="float">
            <text:p>0,004038</text:p>
          </table:table-cell>
          <table:table-cell office:value-type="float" office:value="0.003906" calcext:value-type="float">
            <text:p>0,003906</text:p>
          </table:table-cell>
          <table:table-cell office:value-type="float" office:value="0.003958" calcext:value-type="float">
            <text:p>0,003958</text:p>
          </table:table-cell>
          <table:table-cell office:value-type="float" office:value="0.003992" calcext:value-type="float">
            <text:p>0,003992</text:p>
          </table:table-cell>
          <table:table-cell table:formula="of:=AVERAGE([.B59:.K59])" office:value-type="float" office:value="0.0046397" calcext:value-type="float">
            <text:p>4,64E-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9585" calcext:value-type="float">
            <text:p>0,009585</text:p>
          </table:table-cell>
          <table:table-cell office:value-type="float" office:value="0.00885" calcext:value-type="float">
            <text:p>0,00885</text:p>
          </table:table-cell>
          <table:table-cell office:value-type="float" office:value="0.008475" calcext:value-type="float">
            <text:p>0,008475</text:p>
          </table:table-cell>
          <table:table-cell office:value-type="float" office:value="0.00819" calcext:value-type="float">
            <text:p>0,00819</text:p>
          </table:table-cell>
          <table:table-cell office:value-type="float" office:value="0.008899" calcext:value-type="float">
            <text:p>0,008899</text:p>
          </table:table-cell>
          <table:table-cell office:value-type="float" office:value="0.011115" calcext:value-type="float">
            <text:p>0,011115</text:p>
          </table:table-cell>
          <table:table-cell office:value-type="float" office:value="0.016303" calcext:value-type="float">
            <text:p>0,016303</text:p>
          </table:table-cell>
          <table:table-cell office:value-type="float" office:value="0.014497" calcext:value-type="float">
            <text:p>0,014497</text:p>
          </table:table-cell>
          <table:table-cell office:value-type="float" office:value="0.00817" calcext:value-type="float">
            <text:p>0,00817</text:p>
          </table:table-cell>
          <table:table-cell office:value-type="float" office:value="0.007616" calcext:value-type="float">
            <text:p>0,007616</text:p>
          </table:table-cell>
          <table:table-cell table:formula="of:=AVERAGE([.B60:.K60])" office:value-type="float" office:value="0.01017" calcext:value-type="float">
            <text:p>1,02E-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5559" calcext:value-type="float">
            <text:p>0,015559</text:p>
          </table:table-cell>
          <table:table-cell office:value-type="float" office:value="0.014437" calcext:value-type="float">
            <text:p>0,014437</text:p>
          </table:table-cell>
          <table:table-cell office:value-type="float" office:value="0.014353" calcext:value-type="float">
            <text:p>0,014353</text:p>
          </table:table-cell>
          <table:table-cell office:value-type="float" office:value="0.014438" calcext:value-type="float">
            <text:p>0,014438</text:p>
          </table:table-cell>
          <table:table-cell office:value-type="float" office:value="0.014346" calcext:value-type="float">
            <text:p>0,014346</text:p>
          </table:table-cell>
          <table:table-cell office:value-type="float" office:value="0.014543" calcext:value-type="float">
            <text:p>0,014543</text:p>
          </table:table-cell>
          <table:table-cell office:value-type="float" office:value="0.014339" calcext:value-type="float">
            <text:p>0,014339</text:p>
          </table:table-cell>
          <table:table-cell office:value-type="float" office:value="0.01414" calcext:value-type="float">
            <text:p>0,01414</text:p>
          </table:table-cell>
          <table:table-cell office:value-type="float" office:value="0.013993" calcext:value-type="float">
            <text:p>0,013993</text:p>
          </table:table-cell>
          <table:table-cell office:value-type="float" office:value="0.014051" calcext:value-type="float">
            <text:p>0,014051</text:p>
          </table:table-cell>
          <table:table-cell table:formula="of:=AVERAGE([.B61:.K61])" office:value-type="float" office:value="0.0144199" calcext:value-type="float">
            <text:p>1,44E-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5806" calcext:value-type="float">
            <text:p>0,025806</text:p>
          </table:table-cell>
          <table:table-cell office:value-type="float" office:value="0.024752" calcext:value-type="float">
            <text:p>0,024752</text:p>
          </table:table-cell>
          <table:table-cell office:value-type="float" office:value="0.024481" calcext:value-type="float">
            <text:p>0,024481</text:p>
          </table:table-cell>
          <table:table-cell office:value-type="float" office:value="0.024242" calcext:value-type="float">
            <text:p>0,024242</text:p>
          </table:table-cell>
          <table:table-cell office:value-type="float" office:value="0.024119" calcext:value-type="float">
            <text:p>0,024119</text:p>
          </table:table-cell>
          <table:table-cell office:value-type="float" office:value="0.024179" calcext:value-type="float">
            <text:p>0,024179</text:p>
          </table:table-cell>
          <table:table-cell office:value-type="float" office:value="0.024079" calcext:value-type="float">
            <text:p>0,024079</text:p>
          </table:table-cell>
          <table:table-cell office:value-type="float" office:value="0.024104" calcext:value-type="float">
            <text:p>0,024104</text:p>
          </table:table-cell>
          <table:table-cell office:value-type="float" office:value="0.024757" calcext:value-type="float">
            <text:p>0,024757</text:p>
          </table:table-cell>
          <table:table-cell office:value-type="float" office:value="0.026083" calcext:value-type="float">
            <text:p>0,026083</text:p>
          </table:table-cell>
          <table:table-cell table:formula="of:=AVERAGE([.B62:.K62])" office:value-type="float" office:value="0.0246602" calcext:value-type="float">
            <text:p>2,47E-0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41854" calcext:value-type="float">
            <text:p>0,041854</text:p>
          </table:table-cell>
          <table:table-cell office:value-type="float" office:value="0.038693" calcext:value-type="float">
            <text:p>0,038693</text:p>
          </table:table-cell>
          <table:table-cell office:value-type="float" office:value="0.038123" calcext:value-type="float">
            <text:p>0,038123</text:p>
          </table:table-cell>
          <table:table-cell office:value-type="float" office:value="0.038014" calcext:value-type="float">
            <text:p>0,038014</text:p>
          </table:table-cell>
          <table:table-cell office:value-type="float" office:value="0.038063" calcext:value-type="float">
            <text:p>0,038063</text:p>
          </table:table-cell>
          <table:table-cell office:value-type="float" office:value="0.038061" calcext:value-type="float">
            <text:p>0,038061</text:p>
          </table:table-cell>
          <table:table-cell office:value-type="float" office:value="0.038064" calcext:value-type="float">
            <text:p>0,038064</text:p>
          </table:table-cell>
          <table:table-cell office:value-type="float" office:value="0.038121" calcext:value-type="float">
            <text:p>0,038121</text:p>
          </table:table-cell>
          <table:table-cell office:value-type="float" office:value="0.037998" calcext:value-type="float">
            <text:p>0,037998</text:p>
          </table:table-cell>
          <table:table-cell office:value-type="float" office:value="0.037996" calcext:value-type="float">
            <text:p>0,037996</text:p>
          </table:table-cell>
          <table:table-cell table:formula="of:=AVERAGE([.B63:.K63])" office:value-type="float" office:value="0.0384987" calcext:value-type="float">
            <text:p>3,85E-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60636" calcext:value-type="float">
            <text:p>0,060636</text:p>
          </table:table-cell>
          <table:table-cell office:value-type="float" office:value="0.066801" calcext:value-type="float">
            <text:p>0,066801</text:p>
          </table:table-cell>
          <table:table-cell office:value-type="float" office:value="0.05784" calcext:value-type="float">
            <text:p>0,05784</text:p>
          </table:table-cell>
          <table:table-cell office:value-type="float" office:value="0.057181" calcext:value-type="float">
            <text:p>0,057181</text:p>
          </table:table-cell>
          <table:table-cell office:value-type="float" office:value="0.058858" calcext:value-type="float">
            <text:p>0,058858</text:p>
          </table:table-cell>
          <table:table-cell office:value-type="float" office:value="0.056823" calcext:value-type="float">
            <text:p>0,056823</text:p>
          </table:table-cell>
          <table:table-cell office:value-type="float" office:value="0.056697" calcext:value-type="float">
            <text:p>0,056697</text:p>
          </table:table-cell>
          <table:table-cell office:value-type="float" office:value="0.056701" calcext:value-type="float">
            <text:p>0,056701</text:p>
          </table:table-cell>
          <table:table-cell office:value-type="float" office:value="0.057002" calcext:value-type="float">
            <text:p>0,057002</text:p>
          </table:table-cell>
          <table:table-cell office:value-type="float" office:value="0.058165" calcext:value-type="float">
            <text:p>0,058165</text:p>
          </table:table-cell>
          <table:table-cell table:formula="of:=AVERAGE([.B64:.K64])" office:value-type="float" office:value="0.0586704" calcext:value-type="float">
            <text:p>5,87E-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85532" calcext:value-type="float">
            <text:p>0,085532</text:p>
          </table:table-cell>
          <table:table-cell office:value-type="float" office:value="0.080572" calcext:value-type="float">
            <text:p>0,080572</text:p>
          </table:table-cell>
          <table:table-cell office:value-type="float" office:value="0.080584" calcext:value-type="float">
            <text:p>0,080584</text:p>
          </table:table-cell>
          <table:table-cell office:value-type="float" office:value="0.081463" calcext:value-type="float">
            <text:p>0,081463</text:p>
          </table:table-cell>
          <table:table-cell office:value-type="float" office:value="0.08065" calcext:value-type="float">
            <text:p>0,08065</text:p>
          </table:table-cell>
          <table:table-cell office:value-type="float" office:value="0.083718" calcext:value-type="float">
            <text:p>0,083718</text:p>
          </table:table-cell>
          <table:table-cell office:value-type="float" office:value="0.083812" calcext:value-type="float">
            <text:p>0,083812</text:p>
          </table:table-cell>
          <table:table-cell office:value-type="float" office:value="0.080548" calcext:value-type="float">
            <text:p>0,080548</text:p>
          </table:table-cell>
          <table:table-cell office:value-type="float" office:value="0.080497" calcext:value-type="float">
            <text:p>0,080497</text:p>
          </table:table-cell>
          <table:table-cell office:value-type="float" office:value="0.080487" calcext:value-type="float">
            <text:p>0,080487</text:p>
          </table:table-cell>
          <table:table-cell table:formula="of:=AVERAGE([.B65:.K65])" office:value-type="float" office:value="0.0817863" calcext:value-type="float">
            <text:p>8,18E-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23603" calcext:value-type="float">
            <text:p>0,123603</text:p>
          </table:table-cell>
          <table:table-cell office:value-type="float" office:value="0.114733" calcext:value-type="float">
            <text:p>0,114733</text:p>
          </table:table-cell>
          <table:table-cell office:value-type="float" office:value="0.11018" calcext:value-type="float">
            <text:p>0,11018</text:p>
          </table:table-cell>
          <table:table-cell office:value-type="float" office:value="0.110129" calcext:value-type="float">
            <text:p>0,110129</text:p>
          </table:table-cell>
          <table:table-cell office:value-type="float" office:value="0.110534" calcext:value-type="float">
            <text:p>0,110534</text:p>
          </table:table-cell>
          <table:table-cell office:value-type="float" office:value="0.114487" calcext:value-type="float">
            <text:p>0,114487</text:p>
          </table:table-cell>
          <table:table-cell office:value-type="float" office:value="0.115474" calcext:value-type="float">
            <text:p>0,115474</text:p>
          </table:table-cell>
          <table:table-cell office:value-type="float" office:value="0.110486" calcext:value-type="float">
            <text:p>0,110486</text:p>
          </table:table-cell>
          <table:table-cell office:value-type="float" office:value="0.110011" calcext:value-type="float">
            <text:p>0,110011</text:p>
          </table:table-cell>
          <table:table-cell office:value-type="float" office:value="0.11024" calcext:value-type="float">
            <text:p>0,11024</text:p>
          </table:table-cell>
          <table:table-cell table:formula="of:=AVERAGE([.B66:.K66])" office:value-type="float" office:value="0.1129877" calcext:value-type="float">
            <text:p>1,13E-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55524" calcext:value-type="float">
            <text:p>0,155524</text:p>
          </table:table-cell>
          <table:table-cell office:value-type="float" office:value="0.146434" calcext:value-type="float">
            <text:p>0,146434</text:p>
          </table:table-cell>
          <table:table-cell office:value-type="float" office:value="0.146375" calcext:value-type="float">
            <text:p>0,146375</text:p>
          </table:table-cell>
          <table:table-cell office:value-type="float" office:value="0.166875" calcext:value-type="float">
            <text:p>0,166875</text:p>
          </table:table-cell>
          <table:table-cell office:value-type="float" office:value="0.148535" calcext:value-type="float">
            <text:p>0,148535</text:p>
          </table:table-cell>
          <table:table-cell office:value-type="float" office:value="0.146735" calcext:value-type="float">
            <text:p>0,146735</text:p>
          </table:table-cell>
          <table:table-cell office:value-type="float" office:value="0.151226" calcext:value-type="float">
            <text:p>0,151226</text:p>
          </table:table-cell>
          <table:table-cell office:value-type="float" office:value="0.146602" calcext:value-type="float">
            <text:p>0,146602</text:p>
          </table:table-cell>
          <table:table-cell office:value-type="float" office:value="0.148437" calcext:value-type="float">
            <text:p>0,148437</text:p>
          </table:table-cell>
          <table:table-cell office:value-type="float" office:value="0.146293" calcext:value-type="float">
            <text:p>0,146293</text:p>
          </table:table-cell>
          <table:table-cell table:formula="of:=AVERAGE([.B67:.K67])" office:value-type="float" office:value="0.1503036" calcext:value-type="float">
            <text:p>1,50E-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02631" calcext:value-type="float">
            <text:p>0,202631</text:p>
          </table:table-cell>
          <table:table-cell office:value-type="float" office:value="0.191269" calcext:value-type="float">
            <text:p>0,191269</text:p>
          </table:table-cell>
          <table:table-cell office:value-type="float" office:value="0.195677" calcext:value-type="float">
            <text:p>0,195677</text:p>
          </table:table-cell>
          <table:table-cell office:value-type="float" office:value="0.189642" calcext:value-type="float">
            <text:p>0,189642</text:p>
          </table:table-cell>
          <table:table-cell office:value-type="float" office:value="0.189453" calcext:value-type="float">
            <text:p>0,189453</text:p>
          </table:table-cell>
          <table:table-cell office:value-type="float" office:value="0.198102" calcext:value-type="float">
            <text:p>0,198102</text:p>
          </table:table-cell>
          <table:table-cell office:value-type="float" office:value="0.189616" calcext:value-type="float">
            <text:p>0,189616</text:p>
          </table:table-cell>
          <table:table-cell office:value-type="float" office:value="0.19476" calcext:value-type="float">
            <text:p>0,19476</text:p>
          </table:table-cell>
          <table:table-cell office:value-type="float" office:value="0.193078" calcext:value-type="float">
            <text:p>0,193078</text:p>
          </table:table-cell>
          <table:table-cell office:value-type="float" office:value="0.189669" calcext:value-type="float">
            <text:p>0,189669</text:p>
          </table:table-cell>
          <table:table-cell table:formula="of:=AVERAGE([.B68:.K68])" office:value-type="float" office:value="0.1933897" calcext:value-type="float">
            <text:p>1,93E-0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57423" calcext:value-type="float">
            <text:p>0,257423</text:p>
          </table:table-cell>
          <table:table-cell office:value-type="float" office:value="0.245209" calcext:value-type="float">
            <text:p>0,245209</text:p>
          </table:table-cell>
          <table:table-cell office:value-type="float" office:value="0.253154" calcext:value-type="float">
            <text:p>0,253154</text:p>
          </table:table-cell>
          <table:table-cell office:value-type="float" office:value="0.24159" calcext:value-type="float">
            <text:p>0,24159</text:p>
          </table:table-cell>
          <table:table-cell office:value-type="float" office:value="0.254718" calcext:value-type="float">
            <text:p>0,254718</text:p>
          </table:table-cell>
          <table:table-cell office:value-type="float" office:value="0.241527" calcext:value-type="float">
            <text:p>0,241527</text:p>
          </table:table-cell>
          <table:table-cell office:value-type="float" office:value="0.249032" calcext:value-type="float">
            <text:p>0,249032</text:p>
          </table:table-cell>
          <table:table-cell office:value-type="float" office:value="0.240813" calcext:value-type="float">
            <text:p>0,240813</text:p>
          </table:table-cell>
          <table:table-cell office:value-type="float" office:value="0.247876" calcext:value-type="float">
            <text:p>0,247876</text:p>
          </table:table-cell>
          <table:table-cell office:value-type="float" office:value="0.243604" calcext:value-type="float">
            <text:p>0,243604</text:p>
          </table:table-cell>
          <table:table-cell table:formula="of:=AVERAGE([.B69:.K69])" office:value-type="float" office:value="0.2474946" calcext:value-type="float">
            <text:p>2,47E-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0865" calcext:value-type="float">
            <text:p>0,30865</text:p>
          </table:table-cell>
          <table:table-cell office:value-type="float" office:value="0.309832" calcext:value-type="float">
            <text:p>0,309832</text:p>
          </table:table-cell>
          <table:table-cell office:value-type="float" office:value="0.304309" calcext:value-type="float">
            <text:p>0,304309</text:p>
          </table:table-cell>
          <table:table-cell office:value-type="float" office:value="0.31398" calcext:value-type="float">
            <text:p>0,31398</text:p>
          </table:table-cell>
          <table:table-cell office:value-type="float" office:value="0.300628" calcext:value-type="float">
            <text:p>0,300628</text:p>
          </table:table-cell>
          <table:table-cell office:value-type="float" office:value="0.310684" calcext:value-type="float">
            <text:p>0,310684</text:p>
          </table:table-cell>
          <table:table-cell office:value-type="float" office:value="0.307783" calcext:value-type="float">
            <text:p>0,307783</text:p>
          </table:table-cell>
          <table:table-cell office:value-type="float" office:value="0.303437" calcext:value-type="float">
            <text:p>0,303437</text:p>
          </table:table-cell>
          <table:table-cell office:value-type="float" office:value="0.307207" calcext:value-type="float">
            <text:p>0,307207</text:p>
          </table:table-cell>
          <table:table-cell office:value-type="float" office:value="0.303598" calcext:value-type="float">
            <text:p>0,303598</text:p>
          </table:table-cell>
          <table:table-cell table:formula="of:=AVERAGE([.B70:.K70])" office:value-type="float" office:value="0.3070108" calcext:value-type="float">
            <text:p>3,07E-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377361" calcext:value-type="float">
            <text:p>0,377361</text:p>
          </table:table-cell>
          <table:table-cell office:value-type="float" office:value="0.383491" calcext:value-type="float">
            <text:p>0,383491</text:p>
          </table:table-cell>
          <table:table-cell office:value-type="float" office:value="0.385126" calcext:value-type="float">
            <text:p>0,385126</text:p>
          </table:table-cell>
          <table:table-cell office:value-type="float" office:value="0.369635" calcext:value-type="float">
            <text:p>0,369635</text:p>
          </table:table-cell>
          <table:table-cell office:value-type="float" office:value="0.379589" calcext:value-type="float">
            <text:p>0,379589</text:p>
          </table:table-cell>
          <table:table-cell office:value-type="float" office:value="0.378886" calcext:value-type="float">
            <text:p>0,378886</text:p>
          </table:table-cell>
          <table:table-cell office:value-type="float" office:value="0.377667" calcext:value-type="float">
            <text:p>0,377667</text:p>
          </table:table-cell>
          <table:table-cell office:value-type="float" office:value="0.372576" calcext:value-type="float">
            <text:p>0,372576</text:p>
          </table:table-cell>
          <table:table-cell office:value-type="float" office:value="0.375377" calcext:value-type="float">
            <text:p>0,375377</text:p>
          </table:table-cell>
          <table:table-cell office:value-type="float" office:value="0.377092" calcext:value-type="float">
            <text:p>0,377092</text:p>
          </table:table-cell>
          <table:table-cell table:formula="of:=AVERAGE([.B71:.K71])" office:value-type="float" office:value="0.37768" calcext:value-type="float">
            <text:p>3,78E-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67554" calcext:value-type="float">
            <text:p>0,467554</text:p>
          </table:table-cell>
          <table:table-cell office:value-type="float" office:value="0.457643" calcext:value-type="float">
            <text:p>0,457643</text:p>
          </table:table-cell>
          <table:table-cell office:value-type="float" office:value="0.459275" calcext:value-type="float">
            <text:p>0,459275</text:p>
          </table:table-cell>
          <table:table-cell office:value-type="float" office:value="0.456459" calcext:value-type="float">
            <text:p>0,456459</text:p>
          </table:table-cell>
          <table:table-cell office:value-type="float" office:value="0.457698" calcext:value-type="float">
            <text:p>0,457698</text:p>
          </table:table-cell>
          <table:table-cell office:value-type="float" office:value="0.451211" calcext:value-type="float">
            <text:p>0,451211</text:p>
          </table:table-cell>
          <table:table-cell office:value-type="float" office:value="0.453877" calcext:value-type="float">
            <text:p>0,453877</text:p>
          </table:table-cell>
          <table:table-cell office:value-type="float" office:value="0.457423" calcext:value-type="float">
            <text:p>0,457423</text:p>
          </table:table-cell>
          <table:table-cell office:value-type="float" office:value="0.457" calcext:value-type="float">
            <text:p>0,457</text:p>
          </table:table-cell>
          <table:table-cell office:value-type="float" office:value="0.456431" calcext:value-type="float">
            <text:p>0,456431</text:p>
          </table:table-cell>
          <table:table-cell table:formula="of:=AVERAGE([.B72:.K72])" office:value-type="float" office:value="0.4574571" calcext:value-type="float">
            <text:p>4,57E-0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547465" calcext:value-type="float">
            <text:p>0,547465</text:p>
          </table:table-cell>
          <table:table-cell office:value-type="float" office:value="0.550181" calcext:value-type="float">
            <text:p>0,550181</text:p>
          </table:table-cell>
          <table:table-cell office:value-type="float" office:value="0.54315" calcext:value-type="float">
            <text:p>0,54315</text:p>
          </table:table-cell>
          <table:table-cell office:value-type="float" office:value="0.543522" calcext:value-type="float">
            <text:p>0,543522</text:p>
          </table:table-cell>
          <table:table-cell office:value-type="float" office:value="0.547508" calcext:value-type="float">
            <text:p>0,547508</text:p>
          </table:table-cell>
          <table:table-cell office:value-type="float" office:value="0.542795" calcext:value-type="float">
            <text:p>0,542795</text:p>
          </table:table-cell>
          <table:table-cell office:value-type="float" office:value="0.54318" calcext:value-type="float">
            <text:p>0,54318</text:p>
          </table:table-cell>
          <table:table-cell office:value-type="float" office:value="0.548223" calcext:value-type="float">
            <text:p>0,548223</text:p>
          </table:table-cell>
          <table:table-cell office:value-type="float" office:value="0.544302" calcext:value-type="float">
            <text:p>0,544302</text:p>
          </table:table-cell>
          <table:table-cell office:value-type="float" office:value="0.544973" calcext:value-type="float">
            <text:p>0,544973</text:p>
          </table:table-cell>
          <table:table-cell table:formula="of:=AVERAGE([.B73:.K73])" office:value-type="float" office:value="0.5455299" calcext:value-type="float">
            <text:p>5,46E-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52752" calcext:value-type="float">
            <text:p>0,652752</text:p>
          </table:table-cell>
          <table:table-cell office:value-type="float" office:value="0.657676" calcext:value-type="float">
            <text:p>0,657676</text:p>
          </table:table-cell>
          <table:table-cell office:value-type="float" office:value="0.644462" calcext:value-type="float">
            <text:p>0,644462</text:p>
          </table:table-cell>
          <table:table-cell office:value-type="float" office:value="0.644895" calcext:value-type="float">
            <text:p>0,644895</text:p>
          </table:table-cell>
          <table:table-cell office:value-type="float" office:value="0.649968" calcext:value-type="float">
            <text:p>0,649968</text:p>
          </table:table-cell>
          <table:table-cell office:value-type="float" office:value="0.645471" calcext:value-type="float">
            <text:p>0,645471</text:p>
          </table:table-cell>
          <table:table-cell office:value-type="float" office:value="0.643985" calcext:value-type="float">
            <text:p>0,643985</text:p>
          </table:table-cell>
          <table:table-cell office:value-type="float" office:value="0.644467" calcext:value-type="float">
            <text:p>0,644467</text:p>
          </table:table-cell>
          <table:table-cell office:value-type="float" office:value="0.649347" calcext:value-type="float">
            <text:p>0,649347</text:p>
          </table:table-cell>
          <table:table-cell office:value-type="float" office:value="0.644004" calcext:value-type="float">
            <text:p>0,644004</text:p>
          </table:table-cell>
          <table:table-cell table:formula="of:=AVERAGE([.B74:.K74])" office:value-type="float" office:value="0.6477027" calcext:value-type="float">
            <text:p>6,48E-0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779498" calcext:value-type="float">
            <text:p>0,779498</text:p>
          </table:table-cell>
          <table:table-cell office:value-type="float" office:value="0.766927" calcext:value-type="float">
            <text:p>0,766927</text:p>
          </table:table-cell>
          <table:table-cell office:value-type="float" office:value="0.776627" calcext:value-type="float">
            <text:p>0,776627</text:p>
          </table:table-cell>
          <table:table-cell office:value-type="float" office:value="0.761883" calcext:value-type="float">
            <text:p>0,761883</text:p>
          </table:table-cell>
          <table:table-cell office:value-type="float" office:value="0.767837" calcext:value-type="float">
            <text:p>0,767837</text:p>
          </table:table-cell>
          <table:table-cell office:value-type="float" office:value="0.765056" calcext:value-type="float">
            <text:p>0,765056</text:p>
          </table:table-cell>
          <table:table-cell office:value-type="float" office:value="0.763205" calcext:value-type="float">
            <text:p>0,763205</text:p>
          </table:table-cell>
          <table:table-cell office:value-type="float" office:value="0.757263" calcext:value-type="float">
            <text:p>0,757263</text:p>
          </table:table-cell>
          <table:table-cell office:value-type="float" office:value="0.764627" calcext:value-type="float">
            <text:p>0,764627</text:p>
          </table:table-cell>
          <table:table-cell office:value-type="float" office:value="0.757574" calcext:value-type="float">
            <text:p>0,757574</text:p>
          </table:table-cell>
          <table:table-cell table:formula="of:=AVERAGE([.B75:.K75])" office:value-type="float" office:value="0.7660497" calcext:value-type="float">
            <text:p>7,66E-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04937" calcext:value-type="float">
            <text:p>0,904937</text:p>
          </table:table-cell>
          <table:table-cell office:value-type="float" office:value="0.901709" calcext:value-type="float">
            <text:p>0,901709</text:p>
          </table:table-cell>
          <table:table-cell office:value-type="float" office:value="0.89005" calcext:value-type="float">
            <text:p>0,89005</text:p>
          </table:table-cell>
          <table:table-cell office:value-type="float" office:value="0.885511" calcext:value-type="float">
            <text:p>0,885511</text:p>
          </table:table-cell>
          <table:table-cell office:value-type="float" office:value="0.884438" calcext:value-type="float">
            <text:p>0,884438</text:p>
          </table:table-cell>
          <table:table-cell office:value-type="float" office:value="0.894136" calcext:value-type="float">
            <text:p>0,894136</text:p>
          </table:table-cell>
          <table:table-cell office:value-type="float" office:value="0.889176" calcext:value-type="float">
            <text:p>0,889176</text:p>
          </table:table-cell>
          <table:table-cell office:value-type="float" office:value="0.888779" calcext:value-type="float">
            <text:p>0,888779</text:p>
          </table:table-cell>
          <table:table-cell office:value-type="float" office:value="0.88272" calcext:value-type="float">
            <text:p>0,88272</text:p>
          </table:table-cell>
          <table:table-cell office:value-type="float" office:value="0.895959" calcext:value-type="float">
            <text:p>0,895959</text:p>
          </table:table-cell>
          <table:table-cell table:formula="of:=AVERAGE([.B76:.K76])" office:value-type="float" office:value="0.8917415" calcext:value-type="float">
            <text:p>8,92E-0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.05002" calcext:value-type="float">
            <text:p>1,05002</text:p>
          </table:table-cell>
          <table:table-cell office:value-type="float" office:value="1.04653" calcext:value-type="float">
            <text:p>1,04653</text:p>
          </table:table-cell>
          <table:table-cell office:value-type="float" office:value="1.04412" calcext:value-type="float">
            <text:p>1,04412</text:p>
          </table:table-cell>
          <table:table-cell office:value-type="float" office:value="1.04175" calcext:value-type="float">
            <text:p>1,04175</text:p>
          </table:table-cell>
          <table:table-cell office:value-type="float" office:value="1.03097" calcext:value-type="float">
            <text:p>1,03097</text:p>
          </table:table-cell>
          <table:table-cell office:value-type="float" office:value="1.03029" calcext:value-type="float">
            <text:p>1,03029</text:p>
          </table:table-cell>
          <table:table-cell office:value-type="float" office:value="1.02947" calcext:value-type="float">
            <text:p>1,02947</text:p>
          </table:table-cell>
          <table:table-cell office:value-type="float" office:value="1.03442" calcext:value-type="float">
            <text:p>1,03442</text:p>
          </table:table-cell>
          <table:table-cell office:value-type="float" office:value="1.02958" calcext:value-type="float">
            <text:p>1,02958</text:p>
          </table:table-cell>
          <table:table-cell office:value-type="float" office:value="1.03104" calcext:value-type="float">
            <text:p>1,03104</text:p>
          </table:table-cell>
          <table:table-cell table:formula="of:=AVERAGE([.B77:.K77])" office:value-type="float" office:value="1.036819" calcext:value-type="float">
            <text:p>1,04E+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.21468" calcext:value-type="float">
            <text:p>1,21468</text:p>
          </table:table-cell>
          <table:table-cell office:value-type="float" office:value="1.21164" calcext:value-type="float">
            <text:p>1,21164</text:p>
          </table:table-cell>
          <table:table-cell office:value-type="float" office:value="1.1977" calcext:value-type="float">
            <text:p>1,1977</text:p>
          </table:table-cell>
          <table:table-cell office:value-type="float" office:value="1.20234" calcext:value-type="float">
            <text:p>1,20234</text:p>
          </table:table-cell>
          <table:table-cell office:value-type="float" office:value="1.19922" calcext:value-type="float">
            <text:p>1,19922</text:p>
          </table:table-cell>
          <table:table-cell office:value-type="float" office:value="1.19598" calcext:value-type="float">
            <text:p>1,19598</text:p>
          </table:table-cell>
          <table:table-cell office:value-type="float" office:value="1.20392" calcext:value-type="float">
            <text:p>1,20392</text:p>
          </table:table-cell>
          <table:table-cell office:value-type="float" office:value="1.19787" calcext:value-type="float">
            <text:p>1,19787</text:p>
          </table:table-cell>
          <table:table-cell office:value-type="float" office:value="1.20262" calcext:value-type="float">
            <text:p>1,20262</text:p>
          </table:table-cell>
          <table:table-cell office:value-type="float" office:value="1.21218" calcext:value-type="float">
            <text:p>1,21218</text:p>
          </table:table-cell>
          <table:table-cell table:formula="of:=AVERAGE([.B78:.K78])" office:value-type="float" office:value="1.203815" calcext:value-type="float">
            <text:p>1,20E+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.42481" calcext:value-type="float">
            <text:p>1,42481</text:p>
          </table:table-cell>
          <table:table-cell office:value-type="float" office:value="1.37949" calcext:value-type="float">
            <text:p>1,37949</text:p>
          </table:table-cell>
          <table:table-cell office:value-type="float" office:value="1.37433" calcext:value-type="float">
            <text:p>1,37433</text:p>
          </table:table-cell>
          <table:table-cell office:value-type="float" office:value="1.38329" calcext:value-type="float">
            <text:p>1,38329</text:p>
          </table:table-cell>
          <table:table-cell office:value-type="float" office:value="1.3756" calcext:value-type="float">
            <text:p>1,3756</text:p>
          </table:table-cell>
          <table:table-cell office:value-type="float" office:value="1.37884" calcext:value-type="float">
            <text:p>1,37884</text:p>
          </table:table-cell>
          <table:table-cell office:value-type="float" office:value="1.37578" calcext:value-type="float">
            <text:p>1,37578</text:p>
          </table:table-cell>
          <table:table-cell office:value-type="float" office:value="1.38974" calcext:value-type="float">
            <text:p>1,38974</text:p>
          </table:table-cell>
          <table:table-cell office:value-type="float" office:value="1.37786" calcext:value-type="float">
            <text:p>1,37786</text:p>
          </table:table-cell>
          <table:table-cell office:value-type="float" office:value="1.38815" calcext:value-type="float">
            <text:p>1,38815</text:p>
          </table:table-cell>
          <table:table-cell table:formula="of:=AVERAGE([.B79:.K79])" office:value-type="float" office:value="1.384789" calcext:value-type="float">
            <text:p>1,38E+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62525" calcext:value-type="float">
            <text:p>1,62525</text:p>
          </table:table-cell>
          <table:table-cell office:value-type="float" office:value="1.58382" calcext:value-type="float">
            <text:p>1,58382</text:p>
          </table:table-cell>
          <table:table-cell office:value-type="float" office:value="1.58333" calcext:value-type="float">
            <text:p>1,58333</text:p>
          </table:table-cell>
          <table:table-cell office:value-type="float" office:value="1.59156" calcext:value-type="float">
            <text:p>1,59156</text:p>
          </table:table-cell>
          <table:table-cell office:value-type="float" office:value="1.59452" calcext:value-type="float">
            <text:p>1,59452</text:p>
          </table:table-cell>
          <table:table-cell office:value-type="float" office:value="1.59219" calcext:value-type="float">
            <text:p>1,59219</text:p>
          </table:table-cell>
          <table:table-cell office:value-type="float" office:value="1.61206" calcext:value-type="float">
            <text:p>1,61206</text:p>
          </table:table-cell>
          <table:table-cell office:value-type="float" office:value="1.58322" calcext:value-type="float">
            <text:p>1,58322</text:p>
          </table:table-cell>
          <table:table-cell office:value-type="float" office:value="1.58183" calcext:value-type="float">
            <text:p>1,58183</text:p>
          </table:table-cell>
          <table:table-cell office:value-type="float" office:value="1.57994" calcext:value-type="float">
            <text:p>1,57994</text:p>
          </table:table-cell>
          <table:table-cell table:formula="of:=AVERAGE([.B80:.K80])" office:value-type="float" office:value="1.592772" calcext:value-type="float">
            <text:p>1,59E+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.84786" calcext:value-type="float">
            <text:p>1,84786</text:p>
          </table:table-cell>
          <table:table-cell office:value-type="float" office:value="1.81484" calcext:value-type="float">
            <text:p>1,81484</text:p>
          </table:table-cell>
          <table:table-cell office:value-type="float" office:value="1.81723" calcext:value-type="float">
            <text:p>1,81723</text:p>
          </table:table-cell>
          <table:table-cell office:value-type="float" office:value="1.81444" calcext:value-type="float">
            <text:p>1,81444</text:p>
          </table:table-cell>
          <table:table-cell office:value-type="float" office:value="1.81615" calcext:value-type="float">
            <text:p>1,81615</text:p>
          </table:table-cell>
          <table:table-cell office:value-type="float" office:value="1.82367" calcext:value-type="float">
            <text:p>1,82367</text:p>
          </table:table-cell>
          <table:table-cell office:value-type="float" office:value="1.81398" calcext:value-type="float">
            <text:p>1,81398</text:p>
          </table:table-cell>
          <table:table-cell office:value-type="float" office:value="1.80975" calcext:value-type="float">
            <text:p>1,80975</text:p>
          </table:table-cell>
          <table:table-cell office:value-type="float" office:value="1.81036" calcext:value-type="float">
            <text:p>1,81036</text:p>
          </table:table-cell>
          <table:table-cell office:value-type="float" office:value="1.82485" calcext:value-type="float">
            <text:p>1,82485</text:p>
          </table:table-cell>
          <table:table-cell table:formula="of:=AVERAGE([.B81:.K81])" office:value-type="float" office:value="1.819313" calcext:value-type="float">
            <text:p>1,82E+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.09474" calcext:value-type="float">
            <text:p>2,09474</text:p>
          </table:table-cell>
          <table:table-cell office:value-type="float" office:value="2.05486" calcext:value-type="float">
            <text:p>2,05486</text:p>
          </table:table-cell>
          <table:table-cell office:value-type="float" office:value="2.05228" calcext:value-type="float">
            <text:p>2,05228</text:p>
          </table:table-cell>
          <table:table-cell office:value-type="float" office:value="2.05301" calcext:value-type="float">
            <text:p>2,05301</text:p>
          </table:table-cell>
          <table:table-cell office:value-type="float" office:value="2.08376" calcext:value-type="float">
            <text:p>2,08376</text:p>
          </table:table-cell>
          <table:table-cell office:value-type="float" office:value="2.06672" calcext:value-type="float">
            <text:p>2,06672</text:p>
          </table:table-cell>
          <table:table-cell office:value-type="float" office:value="2.05952" calcext:value-type="float">
            <text:p>2,05952</text:p>
          </table:table-cell>
          <table:table-cell office:value-type="float" office:value="2.05713" calcext:value-type="float">
            <text:p>2,05713</text:p>
          </table:table-cell>
          <table:table-cell office:value-type="float" office:value="2.05401" calcext:value-type="float">
            <text:p>2,05401</text:p>
          </table:table-cell>
          <table:table-cell office:value-type="float" office:value="2.06666" calcext:value-type="float">
            <text:p>2,06666</text:p>
          </table:table-cell>
          <table:table-cell table:formula="of:=AVERAGE([.B82:.K82])" office:value-type="float" office:value="2.064269" calcext:value-type="float">
            <text:p>2,06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7:50:19.2694686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1:13:57.038359869</meta:creation-date>
    <dc:date>2020-03-14T17:56:36.325647101</dc:date>
    <meta:editing-duration>PT46M43S</meta:editing-duration>
    <meta:editing-cycles>4</meta:editing-cycles>
    <meta:generator>LibreOffice/6.2.8.2$Linux_X86_64 LibreOffice_project/20$Build-2</meta:generator>
    <meta:document-statistic meta:table-count="1" meta:cell-count="936" meta:object-count="0"/>
  </office:meta>
</office:document-meta>
</file>